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6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0.509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52in"/>
    </style:style>
    <style:style style:name="co7" style:family="table-column">
      <style:table-column-properties fo:break-before="auto" style:column-width="1.0339in"/>
    </style:style>
    <style:style style:name="co8" style:family="table-column">
      <style:table-column-properties fo:break-before="auto" style:column-width="1.1161in"/>
    </style:style>
    <style:style style:name="co9" style:family="table-column">
      <style:table-column-properties fo:break-before="auto" style:column-width="1.198in"/>
    </style:style>
    <style:style style:name="co10" style:family="table-column">
      <style:table-column-properties fo:break-before="auto" style:column-width="1.2799in"/>
    </style:style>
    <style:style style:name="co11" style:family="table-column">
      <style:table-column-properties fo:break-before="auto" style:column-width="1.3618in"/>
    </style:style>
    <style:style style:name="co12" style:family="table-column">
      <style:table-column-properties fo:break-before="auto" style:column-width="1.4016in"/>
    </style:style>
    <style:style style:name="co13" style:family="table-column">
      <style:table-column-properties fo:break-before="auto" style:column-width="1.4437in"/>
    </style:style>
    <style:style style:name="co14" style:family="table-column">
      <style:table-column-properties fo:break-before="auto" style:column-width="1.5256in"/>
    </style:style>
    <style:style style:name="co15" style:family="table-column">
      <style:table-column-properties fo:break-before="auto" style:column-width="1.6075in"/>
    </style:style>
    <style:style style:name="co16" style:family="table-column">
      <style:table-column-properties fo:break-before="auto" style:column-width="1.6898in"/>
    </style:style>
    <style:style style:name="co17" style:family="table-column">
      <style:table-column-properties fo:break-before="auto" style:column-width="1.77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4]*[.C5]/2" office:value-type="float" office:value="6">
            <text:p>6</text:p>
          </table:table-cell>
          <table:table-cell office:value-type="string">
            <text:p>X 10</text:p>
          </table:table-cell>
          <table:table-cell table:number-columns-repeated="2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5]*[.C6]/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6]*[.C7]/2" office:value-type="float" office:value="15">
            <text:p>15</text:p>
          </table:table-cell>
          <table:table-cell table:formula="of:=[.E5]+[.D6]"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string">
            <text:p>X</text:p>
          </table:table-cell>
          <table:table-cell table:number-columns-repeated="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7]*[.C8]/2" office:value-type="float" office:value="21">
            <text:p>21</text:p>
          </table:table-cell>
          <table:table-cell table:formula="of:=[.E6]+[.D7]" office:value-type="float" office:value="56">
            <text:p>56</text:p>
          </table:table-cell>
          <table:table-cell table:formula="of:=[.F6]+[.E7]" office:value-type="float" office:value="126">
            <text:p>126</text:p>
          </table:table-cell>
          <table:table-cell office:value-type="float" office:value="252">
            <text:p>252</text:p>
          </table:table-cell>
          <table:table-cell office:value-type="string">
            <text:p>X</text:p>
          </table:table-cell>
          <table:table-cell table:number-columns-repeated="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8]*[.C9]/2" office:value-type="float" office:value="28">
            <text:p>28</text:p>
          </table:table-cell>
          <table:table-cell table:formula="of:=[.E7]+[.D8]" office:value-type="float" office:value="84">
            <text:p>84</text:p>
          </table:table-cell>
          <table:table-cell table:formula="of:=[.F7]+[.E8]" office:value-type="float" office:value="210">
            <text:p>210</text:p>
          </table:table-cell>
          <table:table-cell table:formula="of:=[.G7]+[.F8]" office:value-type="float" office:value="462">
            <text:p>462</text:p>
          </table:table-cell>
          <table:table-cell table:formula="of:=2*[.G8]" office:value-type="float" office:value="924">
            <text:p>924</text:p>
          </table:table-cell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9]*[.C10]/2" office:value-type="float" office:value="36">
            <text:p>36</text:p>
          </table:table-cell>
          <table:table-cell table:formula="of:=[.E8]+[.D9]" office:value-type="float" office:value="120">
            <text:p>120</text:p>
          </table:table-cell>
          <table:table-cell table:formula="of:=[.F8]+[.E9]" office:value-type="float" office:value="330">
            <text:p>330</text:p>
          </table:table-cell>
          <table:table-cell table:formula="of:=[.G8]+[.F9]" office:value-type="float" office:value="792">
            <text:p>792</text:p>
          </table:table-cell>
          <table:table-cell table:formula="of:=[.H8]+[.G9]" office:value-type="float" office:value="1716">
            <text:p>1716</text:p>
          </table:table-cell>
          <table:table-cell table:formula="of:=2*[.H9]" office:value-type="float" office:value="3432">
            <text:p>3432</text:p>
          </table:table-cell>
          <table:table-cell office:value-type="string">
            <text:p>X</text:p>
          </table:table-cell>
          <table:table-cell table:number-columns-repeated="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10]*[.C11]/2" office:value-type="float" office:value="45">
            <text:p>45</text:p>
          </table:table-cell>
          <table:table-cell table:formula="of:=[.E9]+[.D10]" office:value-type="float" office:value="165">
            <text:p>165</text:p>
          </table:table-cell>
          <table:table-cell table:formula="of:=[.F9]+[.E10]" office:value-type="float" office:value="495">
            <text:p>495</text:p>
          </table:table-cell>
          <table:table-cell table:formula="of:=[.G9]+[.F10]" office:value-type="float" office:value="1287">
            <text:p>1287</text:p>
          </table:table-cell>
          <table:table-cell table:formula="of:=[.H9]+[.G10]" office:value-type="float" office:value="3003">
            <text:p>3003</text:p>
          </table:table-cell>
          <table:table-cell table:formula="of:=[.I9]+[.H10]" office:value-type="float" office:value="6435">
            <text:p>6435</text:p>
          </table:table-cell>
          <table:table-cell table:formula="of:=2*[.I10]" office:value-type="float" office:value="12870">
            <text:p>12870</text:p>
          </table:table-cell>
          <table:table-cell office:value-type="string">
            <text:p>X</text:p>
          </table:table-cell>
          <table:table-cell table:number-columns-repeated="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11]*[.C12]/2" office:value-type="float" office:value="55">
            <text:p>55</text:p>
          </table:table-cell>
          <table:table-cell table:formula="of:=[.E10]+[.D11]" office:value-type="float" office:value="220">
            <text:p>220</text:p>
          </table:table-cell>
          <table:table-cell table:formula="of:=[.F10]+[.E11]" office:value-type="float" office:value="715">
            <text:p>715</text:p>
          </table:table-cell>
          <table:table-cell table:formula="of:=[.G10]+[.F11]" office:value-type="float" office:value="2002">
            <text:p>2002</text:p>
          </table:table-cell>
          <table:table-cell table:formula="of:=[.H10]+[.G11]" office:value-type="float" office:value="5005">
            <text:p>5005</text:p>
          </table:table-cell>
          <table:table-cell table:formula="of:=[.I10]+[.H11]" office:value-type="float" office:value="11440">
            <text:p>11440</text:p>
          </table:table-cell>
          <table:table-cell table:formula="of:=[.J10]+[.I11]" office:value-type="float" office:value="24310">
            <text:p>24310</text:p>
          </table:table-cell>
          <table:table-cell table:formula="of:=2*[.J11]" office:value-type="float" office:value="48620">
            <text:p>48620</text:p>
          </table:table-cell>
          <table:table-cell office:value-type="string">
            <text:p>X</text:p>
          </table:table-cell>
          <table:table-cell table:number-columns-repeated="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12]*[.C13]/2" office:value-type="float" office:value="66">
            <text:p>66</text:p>
          </table:table-cell>
          <table:table-cell table:formula="of:=[.E11]+[.D12]" office:value-type="float" office:value="286">
            <text:p>286</text:p>
          </table:table-cell>
          <table:table-cell table:formula="of:=[.F11]+[.E12]" office:value-type="float" office:value="1001">
            <text:p>1001</text:p>
          </table:table-cell>
          <table:table-cell table:formula="of:=[.G11]+[.F12]" office:value-type="float" office:value="3003">
            <text:p>3003</text:p>
          </table:table-cell>
          <table:table-cell table:formula="of:=[.H11]+[.G12]" office:value-type="float" office:value="8008">
            <text:p>8008</text:p>
          </table:table-cell>
          <table:table-cell table:formula="of:=[.I11]+[.H12]" office:value-type="float" office:value="19448">
            <text:p>19448</text:p>
          </table:table-cell>
          <table:table-cell table:formula="of:=[.J11]+[.I12]" office:value-type="float" office:value="43758">
            <text:p>43758</text:p>
          </table:table-cell>
          <table:table-cell table:formula="of:=[.K11]+[.J12]" office:value-type="float" office:value="92378">
            <text:p>92378</text:p>
          </table:table-cell>
          <table:table-cell table:formula="of:=2*[.K12]" office:value-type="float" office:value="184756">
            <text:p>184756</text:p>
          </table:table-cell>
          <table:table-cell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13]*[.C14]/2" office:value-type="float" office:value="78">
            <text:p>78</text:p>
          </table:table-cell>
          <table:table-cell table:formula="of:=[.E12]+[.D13]" office:value-type="float" office:value="364">
            <text:p>364</text:p>
          </table:table-cell>
          <table:table-cell table:formula="of:=[.F12]+[.E13]" office:value-type="float" office:value="1365">
            <text:p>1365</text:p>
          </table:table-cell>
          <table:table-cell table:formula="of:=[.G12]+[.F13]" office:value-type="float" office:value="4368">
            <text:p>4368</text:p>
          </table:table-cell>
          <table:table-cell table:formula="of:=[.H12]+[.G13]" office:value-type="float" office:value="12376">
            <text:p>12376</text:p>
          </table:table-cell>
          <table:table-cell table:formula="of:=[.I12]+[.H13]" office:value-type="float" office:value="31824">
            <text:p>31824</text:p>
          </table:table-cell>
          <table:table-cell table:formula="of:=[.J12]+[.I13]" office:value-type="float" office:value="75582">
            <text:p>75582</text:p>
          </table:table-cell>
          <table:table-cell table:formula="of:=[.K12]+[.J13]" office:value-type="float" office:value="167960">
            <text:p>167960</text:p>
          </table:table-cell>
          <table:table-cell table:formula="of:=[.L12]+[.K13]" office:value-type="float" office:value="352716">
            <text:p>352716</text:p>
          </table:table-cell>
          <table:table-cell table:formula="of:=2*[.L13]" office:value-type="float" office:value="705432">
            <text:p>705432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C14]*[.C15]/2" office:value-type="float" office:value="91">
            <text:p>91</text:p>
          </table:table-cell>
          <table:table-cell table:formula="of:=[.E13]+[.D14]" office:value-type="float" office:value="455">
            <text:p>455</text:p>
          </table:table-cell>
          <table:table-cell table:formula="of:=[.F13]+[.E14]" office:value-type="float" office:value="1820">
            <text:p>1820</text:p>
          </table:table-cell>
          <table:table-cell table:formula="of:=[.G13]+[.F14]" office:value-type="float" office:value="6188">
            <text:p>6188</text:p>
          </table:table-cell>
          <table:table-cell table:formula="of:=[.H13]+[.G14]" office:value-type="float" office:value="18564">
            <text:p>18564</text:p>
          </table:table-cell>
          <table:table-cell table:formula="of:=[.I13]+[.H14]" office:value-type="float" office:value="50388">
            <text:p>50388</text:p>
          </table:table-cell>
          <table:table-cell table:formula="of:=[.J13]+[.I14]" office:value-type="float" office:value="125970">
            <text:p>125970</text:p>
          </table:table-cell>
          <table:table-cell table:formula="of:=[.K13]+[.J14]" office:value-type="float" office:value="293930">
            <text:p>293930</text:p>
          </table:table-cell>
          <table:table-cell table:formula="of:=[.L13]+[.K14]" office:value-type="float" office:value="646646">
            <text:p>646646</text:p>
          </table:table-cell>
          <table:table-cell table:formula="of:=[.M13]+[.L14]" office:value-type="float" office:value="1352078">
            <text:p>1352078</text:p>
          </table:table-cell>
          <table:table-cell table:formula="of:=2*[.M14]" office:value-type="float" office:value="2704156">
            <text:p>2704156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C15]*[.C16]/2" office:value-type="float" office:value="105">
            <text:p>105</text:p>
          </table:table-cell>
          <table:table-cell table:formula="of:=[.E14]+[.D15]" office:value-type="float" office:value="560">
            <text:p>560</text:p>
          </table:table-cell>
          <table:table-cell table:formula="of:=[.F14]+[.E15]" office:value-type="float" office:value="2380">
            <text:p>2380</text:p>
          </table:table-cell>
          <table:table-cell table:formula="of:=[.G14]+[.F15]" office:value-type="float" office:value="8568">
            <text:p>8568</text:p>
          </table:table-cell>
          <table:table-cell table:formula="of:=[.H14]+[.G15]" office:value-type="float" office:value="27132">
            <text:p>27132</text:p>
          </table:table-cell>
          <table:table-cell table:formula="of:=[.I14]+[.H15]" office:value-type="float" office:value="77520">
            <text:p>77520</text:p>
          </table:table-cell>
          <table:table-cell table:formula="of:=[.J14]+[.I15]" office:value-type="float" office:value="203490">
            <text:p>203490</text:p>
          </table:table-cell>
          <table:table-cell table:formula="of:=[.K14]+[.J15]" office:value-type="float" office:value="497420">
            <text:p>497420</text:p>
          </table:table-cell>
          <table:table-cell table:formula="of:=[.L14]+[.K15]" office:value-type="float" office:value="1144066">
            <text:p>1144066</text:p>
          </table:table-cell>
          <table:table-cell table:formula="of:=[.M14]+[.L15]" office:value-type="float" office:value="2496144">
            <text:p>2496144</text:p>
          </table:table-cell>
          <table:table-cell table:formula="of:=[.N14]+[.M15]" office:value-type="float" office:value="5200300">
            <text:p>5200300</text:p>
          </table:table-cell>
          <table:table-cell table:formula="of:=2*[.N15]" office:value-type="float" office:value="10400600">
            <text:p>1040060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C16]*[.C17]/2" office:value-type="float" office:value="120">
            <text:p>120</text:p>
          </table:table-cell>
          <table:table-cell table:formula="of:=[.E15]+[.D16]" office:value-type="float" office:value="680">
            <text:p>680</text:p>
          </table:table-cell>
          <table:table-cell table:formula="of:=[.F15]+[.E16]" office:value-type="float" office:value="3060">
            <text:p>3060</text:p>
          </table:table-cell>
          <table:table-cell table:formula="of:=[.G15]+[.F16]" office:value-type="float" office:value="11628">
            <text:p>11628</text:p>
          </table:table-cell>
          <table:table-cell table:formula="of:=[.H15]+[.G16]" office:value-type="float" office:value="38760">
            <text:p>38760</text:p>
          </table:table-cell>
          <table:table-cell table:formula="of:=[.I15]+[.H16]" office:value-type="float" office:value="116280">
            <text:p>116280</text:p>
          </table:table-cell>
          <table:table-cell table:formula="of:=[.J15]+[.I16]" office:value-type="float" office:value="319770">
            <text:p>319770</text:p>
          </table:table-cell>
          <table:table-cell table:formula="of:=[.K15]+[.J16]" office:value-type="float" office:value="817190">
            <text:p>817190</text:p>
          </table:table-cell>
          <table:table-cell table:formula="of:=[.L15]+[.K16]" office:value-type="float" office:value="1961256">
            <text:p>1961256</text:p>
          </table:table-cell>
          <table:table-cell table:formula="of:=[.M15]+[.L16]" office:value-type="float" office:value="4457400">
            <text:p>4457400</text:p>
          </table:table-cell>
          <table:table-cell table:formula="of:=[.N15]+[.M16]" office:value-type="float" office:value="9657700">
            <text:p>9657700</text:p>
          </table:table-cell>
          <table:table-cell table:formula="of:=[.O15]+[.N16]" office:value-type="float" office:value="20058300">
            <text:p>20058300</text:p>
          </table:table-cell>
          <table:table-cell table:formula="of:=2*[.O16]" office:value-type="float" office:value="40116600">
            <text:p>40116600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C17]*[.C18]/2" office:value-type="float" office:value="136">
            <text:p>136</text:p>
          </table:table-cell>
          <table:table-cell table:formula="of:=[.E16]+[.D17]" office:value-type="float" office:value="816">
            <text:p>816</text:p>
          </table:table-cell>
          <table:table-cell table:formula="of:=[.F16]+[.E17]" office:value-type="float" office:value="3876">
            <text:p>3876</text:p>
          </table:table-cell>
          <table:table-cell table:formula="of:=[.G16]+[.F17]" office:value-type="float" office:value="15504">
            <text:p>15504</text:p>
          </table:table-cell>
          <table:table-cell table:formula="of:=[.H16]+[.G17]" office:value-type="float" office:value="54264">
            <text:p>54264</text:p>
          </table:table-cell>
          <table:table-cell table:formula="of:=[.I16]+[.H17]" office:value-type="float" office:value="170544">
            <text:p>170544</text:p>
          </table:table-cell>
          <table:table-cell table:formula="of:=[.J16]+[.I17]" office:value-type="float" office:value="490314">
            <text:p>490314</text:p>
          </table:table-cell>
          <table:table-cell table:formula="of:=[.K16]+[.J17]" office:value-type="float" office:value="1307504">
            <text:p>1307504</text:p>
          </table:table-cell>
          <table:table-cell table:formula="of:=[.L16]+[.K17]" office:value-type="float" office:value="3268760">
            <text:p>3268760</text:p>
          </table:table-cell>
          <table:table-cell table:formula="of:=[.M16]+[.L17]" office:value-type="float" office:value="7726160">
            <text:p>7726160</text:p>
          </table:table-cell>
          <table:table-cell table:formula="of:=[.N16]+[.M17]" office:value-type="float" office:value="17383860">
            <text:p>17383860</text:p>
          </table:table-cell>
          <table:table-cell table:formula="of:=[.O16]+[.N17]" office:value-type="float" office:value="37442160">
            <text:p>37442160</text:p>
          </table:table-cell>
          <table:table-cell table:formula="of:=[.P16]+[.O17]" office:value-type="float" office:value="77558760">
            <text:p>77558760</text:p>
          </table:table-cell>
          <table:table-cell table:formula="of:=2*[.P17]" office:value-type="float" office:value="155117520">
            <text:p>155117520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C18]*[.C19]/2" office:value-type="float" office:value="153">
            <text:p>153</text:p>
          </table:table-cell>
          <table:table-cell table:formula="of:=[.E17]+[.D18]" office:value-type="float" office:value="969">
            <text:p>969</text:p>
          </table:table-cell>
          <table:table-cell table:formula="of:=[.F17]+[.E18]" office:value-type="float" office:value="4845">
            <text:p>4845</text:p>
          </table:table-cell>
          <table:table-cell table:formula="of:=[.G17]+[.F18]" office:value-type="float" office:value="20349">
            <text:p>20349</text:p>
          </table:table-cell>
          <table:table-cell table:formula="of:=[.H17]+[.G18]" office:value-type="float" office:value="74613">
            <text:p>74613</text:p>
          </table:table-cell>
          <table:table-cell table:formula="of:=[.I17]+[.H18]" office:value-type="float" office:value="245157">
            <text:p>245157</text:p>
          </table:table-cell>
          <table:table-cell table:formula="of:=[.J17]+[.I18]" office:value-type="float" office:value="735471">
            <text:p>735471</text:p>
          </table:table-cell>
          <table:table-cell table:formula="of:=[.K17]+[.J18]" office:value-type="float" office:value="2042975">
            <text:p>2042975</text:p>
          </table:table-cell>
          <table:table-cell table:formula="of:=[.L17]+[.K18]" office:value-type="float" office:value="5311735">
            <text:p>5311735</text:p>
          </table:table-cell>
          <table:table-cell table:formula="of:=[.M17]+[.L18]" office:value-type="float" office:value="13037895">
            <text:p>13037895</text:p>
          </table:table-cell>
          <table:table-cell table:formula="of:=[.N17]+[.M18]" office:value-type="float" office:value="30421755">
            <text:p>30421755</text:p>
          </table:table-cell>
          <table:table-cell table:formula="of:=[.O17]+[.N18]" office:value-type="float" office:value="67863915">
            <text:p>67863915</text:p>
          </table:table-cell>
          <table:table-cell table:formula="of:=[.P17]+[.O18]" office:value-type="float" office:value="145422675">
            <text:p>145422675</text:p>
          </table:table-cell>
          <table:table-cell table:formula="of:=[.Q17]+[.P18]" office:value-type="float" office:value="300540195">
            <text:p>300540195</text:p>
          </table:table-cell>
          <table:table-cell table:formula="of:=2*[.Q18]" office:value-type="float" office:value="601080390">
            <text:p>601080390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C19]*[.C20]/2" office:value-type="float" office:value="171">
            <text:p>171</text:p>
          </table:table-cell>
          <table:table-cell table:formula="of:=[.E18]+[.D19]" office:value-type="float" office:value="1140">
            <text:p>1140</text:p>
          </table:table-cell>
          <table:table-cell table:formula="of:=[.F18]+[.E19]" office:value-type="float" office:value="5985">
            <text:p>5985</text:p>
          </table:table-cell>
          <table:table-cell table:formula="of:=[.G18]+[.F19]" office:value-type="float" office:value="26334">
            <text:p>26334</text:p>
          </table:table-cell>
          <table:table-cell table:formula="of:=[.H18]+[.G19]" office:value-type="float" office:value="100947">
            <text:p>100947</text:p>
          </table:table-cell>
          <table:table-cell table:formula="of:=[.I18]+[.H19]" office:value-type="float" office:value="346104">
            <text:p>346104</text:p>
          </table:table-cell>
          <table:table-cell table:formula="of:=[.J18]+[.I19]" office:value-type="float" office:value="1081575">
            <text:p>1081575</text:p>
          </table:table-cell>
          <table:table-cell table:formula="of:=[.K18]+[.J19]" office:value-type="float" office:value="3124550">
            <text:p>3124550</text:p>
          </table:table-cell>
          <table:table-cell table:formula="of:=[.L18]+[.K19]" office:value-type="float" office:value="8436285">
            <text:p>8436285</text:p>
          </table:table-cell>
          <table:table-cell table:formula="of:=[.M18]+[.L19]" office:value-type="float" office:value="21474180">
            <text:p>21474180</text:p>
          </table:table-cell>
          <table:table-cell table:formula="of:=[.N18]+[.M19]" office:value-type="float" office:value="51895935">
            <text:p>51895935</text:p>
          </table:table-cell>
          <table:table-cell table:formula="of:=[.O18]+[.N19]" office:value-type="float" office:value="119759850">
            <text:p>119759850</text:p>
          </table:table-cell>
          <table:table-cell table:formula="of:=[.P18]+[.O19]" office:value-type="float" office:value="265182525">
            <text:p>265182525</text:p>
          </table:table-cell>
          <table:table-cell table:formula="of:=[.Q18]+[.P19]" office:value-type="float" office:value="565722720">
            <text:p>565722720</text:p>
          </table:table-cell>
          <table:table-cell table:formula="of:=[.R18]+[.Q19]" office:value-type="float" office:value="1166803110">
            <text:p>1166803110</text:p>
          </table:table-cell>
          <table:table-cell table:formula="of:=2*[.R19]" office:value-type="float" office:value="2333606220">
            <text:p>2333606220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C20]*[.C21]/2" office:value-type="float" office:value="190">
            <text:p>190</text:p>
          </table:table-cell>
          <table:table-cell table:formula="of:=[.E19]+[.D20]" office:value-type="float" office:value="1330">
            <text:p>1330</text:p>
          </table:table-cell>
          <table:table-cell table:formula="of:=[.F19]+[.E20]" office:value-type="float" office:value="7315">
            <text:p>7315</text:p>
          </table:table-cell>
          <table:table-cell table:formula="of:=[.G19]+[.F20]" office:value-type="float" office:value="33649">
            <text:p>33649</text:p>
          </table:table-cell>
          <table:table-cell table:formula="of:=[.H19]+[.G20]" office:value-type="float" office:value="134596">
            <text:p>134596</text:p>
          </table:table-cell>
          <table:table-cell table:formula="of:=[.I19]+[.H20]" office:value-type="float" office:value="480700">
            <text:p>480700</text:p>
          </table:table-cell>
          <table:table-cell table:formula="of:=[.J19]+[.I20]" office:value-type="float" office:value="1562275">
            <text:p>1562275</text:p>
          </table:table-cell>
          <table:table-cell table:formula="of:=[.K19]+[.J20]" office:value-type="float" office:value="4686825">
            <text:p>4686825</text:p>
          </table:table-cell>
          <table:table-cell table:formula="of:=[.L19]+[.K20]" office:value-type="float" office:value="13123110">
            <text:p>13123110</text:p>
          </table:table-cell>
          <table:table-cell table:formula="of:=[.M19]+[.L20]" office:value-type="float" office:value="34597290">
            <text:p>34597290</text:p>
          </table:table-cell>
          <table:table-cell table:formula="of:=[.N19]+[.M20]" office:value-type="float" office:value="86493225">
            <text:p>86493225</text:p>
          </table:table-cell>
          <table:table-cell table:formula="of:=[.O19]+[.N20]" office:value-type="float" office:value="206253075">
            <text:p>206253075</text:p>
          </table:table-cell>
          <table:table-cell table:formula="of:=[.P19]+[.O20]" office:value-type="float" office:value="471435600">
            <text:p>471435600</text:p>
          </table:table-cell>
          <table:table-cell table:formula="of:=[.Q19]+[.P20]" office:value-type="float" office:value="1037158320">
            <text:p>1037158320</text:p>
          </table:table-cell>
          <table:table-cell table:formula="of:=[.R19]+[.Q20]" office:value-type="float" office:value="2203961430">
            <text:p>2203961430</text:p>
          </table:table-cell>
          <table:table-cell table:formula="of:=[.S19]+[.R20]" office:value-type="float" office:value="4537567650">
            <text:p>4537567650</text:p>
          </table:table-cell>
          <table:table-cell table:formula="of:=2*[.S20]" office:value-type="float" office:value="9075135300">
            <text:p>9075135300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C21]*[.C22]/2" office:value-type="float" office:value="210">
            <text:p>210</text:p>
          </table:table-cell>
          <table:table-cell table:formula="of:=[.E20]+[.D21]" office:value-type="float" office:value="1540">
            <text:p>1540</text:p>
          </table:table-cell>
          <table:table-cell table:formula="of:=[.F20]+[.E21]" office:value-type="float" office:value="8855">
            <text:p>8855</text:p>
          </table:table-cell>
          <table:table-cell table:formula="of:=[.G20]+[.F21]" office:value-type="float" office:value="42504">
            <text:p>42504</text:p>
          </table:table-cell>
          <table:table-cell table:formula="of:=[.H20]+[.G21]" office:value-type="float" office:value="177100">
            <text:p>177100</text:p>
          </table:table-cell>
          <table:table-cell table:formula="of:=[.I20]+[.H21]" office:value-type="float" office:value="657800">
            <text:p>657800</text:p>
          </table:table-cell>
          <table:table-cell table:formula="of:=[.J20]+[.I21]" office:value-type="float" office:value="2220075">
            <text:p>2220075</text:p>
          </table:table-cell>
          <table:table-cell table:formula="of:=[.K20]+[.J21]" office:value-type="float" office:value="6906900">
            <text:p>6906900</text:p>
          </table:table-cell>
          <table:table-cell table:formula="of:=[.L20]+[.K21]" office:value-type="float" office:value="20030010">
            <text:p>20030010</text:p>
          </table:table-cell>
          <table:table-cell table:formula="of:=[.M20]+[.L21]" office:value-type="float" office:value="54627300">
            <text:p>54627300</text:p>
          </table:table-cell>
          <table:table-cell table:formula="of:=[.N20]+[.M21]" office:value-type="float" office:value="141120525">
            <text:p>141120525</text:p>
          </table:table-cell>
          <table:table-cell table:formula="of:=[.O20]+[.N21]" office:value-type="float" office:value="347373600">
            <text:p>347373600</text:p>
          </table:table-cell>
          <table:table-cell table:formula="of:=[.P20]+[.O21]" office:value-type="float" office:value="818809200">
            <text:p>818809200</text:p>
          </table:table-cell>
          <table:table-cell table:formula="of:=[.Q20]+[.P21]" office:value-type="float" office:value="1855967520">
            <text:p>1855967520</text:p>
          </table:table-cell>
          <table:table-cell table:formula="of:=[.R20]+[.Q21]" office:value-type="float" office:value="4059928950">
            <text:p>4059928950</text:p>
          </table:table-cell>
          <table:table-cell table:formula="of:=[.S20]+[.R21]" office:value-type="float" office:value="8597496600">
            <text:p>8597496600</text:p>
          </table:table-cell>
          <table:table-cell table:formula="of:=[.T20]+[.S21]" office:value-type="float" office:value="17672631900">
            <text:p>17672631900</text:p>
          </table:table-cell>
          <table:table-cell table:formula="of:=2*[.T21]" office:value-type="float" office:value="35345263800">
            <text:p>35345263800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C22]*[.C23]/2" office:value-type="float" office:value="231">
            <text:p>231</text:p>
          </table:table-cell>
          <table:table-cell table:formula="of:=[.E21]+[.D22]" office:value-type="float" office:value="1771">
            <text:p>1771</text:p>
          </table:table-cell>
          <table:table-cell table:formula="of:=[.F21]+[.E22]" office:value-type="float" office:value="10626">
            <text:p>10626</text:p>
          </table:table-cell>
          <table:table-cell table:formula="of:=[.G21]+[.F22]" office:value-type="float" office:value="53130">
            <text:p>53130</text:p>
          </table:table-cell>
          <table:table-cell table:formula="of:=[.H21]+[.G22]" office:value-type="float" office:value="230230">
            <text:p>230230</text:p>
          </table:table-cell>
          <table:table-cell table:formula="of:=[.I21]+[.H22]" office:value-type="float" office:value="888030">
            <text:p>888030</text:p>
          </table:table-cell>
          <table:table-cell table:formula="of:=[.J21]+[.I22]" office:value-type="float" office:value="3108105">
            <text:p>3108105</text:p>
          </table:table-cell>
          <table:table-cell table:formula="of:=[.K21]+[.J22]" office:value-type="float" office:value="10015005">
            <text:p>10015005</text:p>
          </table:table-cell>
          <table:table-cell table:formula="of:=[.L21]+[.K22]" office:value-type="float" office:value="30045015">
            <text:p>30045015</text:p>
          </table:table-cell>
          <table:table-cell table:formula="of:=[.M21]+[.L22]" office:value-type="float" office:value="84672315">
            <text:p>84672315</text:p>
          </table:table-cell>
          <table:table-cell table:formula="of:=[.N21]+[.M22]" office:value-type="float" office:value="225792840">
            <text:p>225792840</text:p>
          </table:table-cell>
          <table:table-cell table:formula="of:=[.O21]+[.N22]" office:value-type="float" office:value="573166440">
            <text:p>573166440</text:p>
          </table:table-cell>
          <table:table-cell table:formula="of:=[.P21]+[.O22]" office:value-type="float" office:value="1391975640">
            <text:p>1391975640</text:p>
          </table:table-cell>
          <table:table-cell table:formula="of:=[.Q21]+[.P22]" office:value-type="float" office:value="3247943160">
            <text:p>3247943160</text:p>
          </table:table-cell>
          <table:table-cell table:formula="of:=[.R21]+[.Q22]" office:value-type="float" office:value="7307872110">
            <text:p>7307872110</text:p>
          </table:table-cell>
          <table:table-cell table:formula="of:=[.S21]+[.R22]" office:value-type="float" office:value="15905368710">
            <text:p>15905368710</text:p>
          </table:table-cell>
          <table:table-cell table:formula="of:=[.T21]+[.S22]" office:value-type="float" office:value="33578000610">
            <text:p>33578000610</text:p>
          </table:table-cell>
          <table:table-cell table:formula="of:=[.U21]+[.T22]" office:value-type="float" office:value="68923264410">
            <text:p>68923264410</text:p>
          </table:table-cell>
          <table:table-cell table:formula="of:=2*[.U22]" office:value-type="float" office:value="137846528820">
            <text:p>13784652882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C23]*[.C24]/2" office:value-type="float" office:value="253">
            <text:p>253</text:p>
          </table:table-cell>
          <table:table-cell table:formula="of:=[.E22]+[.D23]" office:value-type="float" office:value="2024">
            <text:p>2024</text:p>
          </table:table-cell>
          <table:table-cell table:formula="of:=[.F22]+[.E23]" office:value-type="float" office:value="12650">
            <text:p>12650</text:p>
          </table:table-cell>
          <table:table-cell table:formula="of:=[.G22]+[.F23]" office:value-type="float" office:value="65780">
            <text:p>65780</text:p>
          </table:table-cell>
          <table:table-cell table:formula="of:=[.H22]+[.G23]" office:value-type="float" office:value="296010">
            <text:p>296010</text:p>
          </table:table-cell>
          <table:table-cell table:formula="of:=[.I22]+[.H23]" office:value-type="float" office:value="1184040">
            <text:p>1184040</text:p>
          </table:table-cell>
          <table:table-cell table:formula="of:=[.J22]+[.I23]" office:value-type="float" office:value="4292145">
            <text:p>4292145</text:p>
          </table:table-cell>
          <table:table-cell table:formula="of:=[.K22]+[.J23]" office:value-type="float" office:value="14307150">
            <text:p>14307150</text:p>
          </table:table-cell>
          <table:table-cell table:formula="of:=[.L22]+[.K23]" office:value-type="float" office:value="44352165">
            <text:p>44352165</text:p>
          </table:table-cell>
          <table:table-cell table:formula="of:=[.M22]+[.L23]" office:value-type="float" office:value="129024480">
            <text:p>129024480</text:p>
          </table:table-cell>
          <table:table-cell table:formula="of:=[.N22]+[.M23]" office:value-type="float" office:value="354817320">
            <text:p>354817320</text:p>
          </table:table-cell>
          <table:table-cell table:formula="of:=[.O22]+[.N23]" office:value-type="float" office:value="927983760">
            <text:p>927983760</text:p>
          </table:table-cell>
          <table:table-cell table:formula="of:=[.P22]+[.O23]" office:value-type="float" office:value="2319959400">
            <text:p>2319959400</text:p>
          </table:table-cell>
          <table:table-cell table:formula="of:=[.Q22]+[.P23]" office:value-type="float" office:value="5567902560">
            <text:p>5567902560</text:p>
          </table:table-cell>
          <table:table-cell table:formula="of:=[.R22]+[.Q23]" office:value-type="float" office:value="12875774670">
            <text:p>12875774670</text:p>
          </table:table-cell>
          <table:table-cell table:formula="of:=[.S22]+[.R23]" office:value-type="float" office:value="28781143380">
            <text:p>28781143380</text:p>
          </table:table-cell>
          <table:table-cell table:formula="of:=[.T22]+[.S23]" office:value-type="float" office:value="62359143990">
            <text:p>62359143990</text:p>
          </table:table-cell>
          <table:table-cell table:formula="of:=[.U22]+[.T23]" office:value-type="float" office:value="131282408400">
            <text:p>131282408400</text:p>
          </table:table-cell>
          <table:table-cell table:formula="of:=[.V22]+[.U23]" office:value-type="float" office:value="269128937220">
            <text:p>269128937220</text:p>
          </table:table-cell>
          <table:table-cell table:formula="of:=2*[.V23]" office:value-type="float" office:value="538257874440">
            <text:p>538257874440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C24]*[.C25]/2" office:value-type="float" office:value="276">
            <text:p>276</text:p>
          </table:table-cell>
          <table:table-cell table:formula="of:=[.E23]+[.D24]" office:value-type="float" office:value="2300">
            <text:p>2300</text:p>
          </table:table-cell>
          <table:table-cell table:formula="of:=[.F23]+[.E24]" office:value-type="float" office:value="14950">
            <text:p>14950</text:p>
          </table:table-cell>
          <table:table-cell table:formula="of:=[.G23]+[.F24]" office:value-type="float" office:value="80730">
            <text:p>80730</text:p>
          </table:table-cell>
          <table:table-cell table:formula="of:=[.H23]+[.G24]" office:value-type="float" office:value="376740">
            <text:p>376740</text:p>
          </table:table-cell>
          <table:table-cell table:formula="of:=[.I23]+[.H24]" office:value-type="float" office:value="1560780">
            <text:p>1560780</text:p>
          </table:table-cell>
          <table:table-cell table:formula="of:=[.J23]+[.I24]" office:value-type="float" office:value="5852925">
            <text:p>5852925</text:p>
          </table:table-cell>
          <table:table-cell table:formula="of:=[.K23]+[.J24]" office:value-type="float" office:value="20160075">
            <text:p>20160075</text:p>
          </table:table-cell>
          <table:table-cell table:formula="of:=[.L23]+[.K24]" office:value-type="float" office:value="64512240">
            <text:p>64512240</text:p>
          </table:table-cell>
          <table:table-cell table:formula="of:=[.M23]+[.L24]" office:value-type="float" office:value="193536720">
            <text:p>193536720</text:p>
          </table:table-cell>
          <table:table-cell table:formula="of:=[.N23]+[.M24]" office:value-type="float" office:value="548354040">
            <text:p>548354040</text:p>
          </table:table-cell>
          <table:table-cell table:formula="of:=[.O23]+[.N24]" office:value-type="float" office:value="1476337800">
            <text:p>1476337800</text:p>
          </table:table-cell>
          <table:table-cell table:formula="of:=[.P23]+[.O24]" office:value-type="float" office:value="3796297200">
            <text:p>3796297200</text:p>
          </table:table-cell>
          <table:table-cell table:formula="of:=[.Q23]+[.P24]" office:value-type="float" office:value="9364199760">
            <text:p>9364199760</text:p>
          </table:table-cell>
          <table:table-cell table:formula="of:=[.R23]+[.Q24]" office:value-type="float" office:value="22239974430">
            <text:p>22239974430</text:p>
          </table:table-cell>
          <table:table-cell table:formula="of:=[.S23]+[.R24]" office:value-type="float" office:value="51021117810">
            <text:p>51021117810</text:p>
          </table:table-cell>
          <table:table-cell table:formula="of:=[.T23]+[.S24]" office:value-type="float" office:value="113380261800">
            <text:p>113380261800</text:p>
          </table:table-cell>
          <table:table-cell table:formula="of:=[.U23]+[.T24]" office:value-type="float" office:value="244662670200">
            <text:p>244662670200</text:p>
          </table:table-cell>
          <table:table-cell table:formula="of:=[.V23]+[.U24]" office:value-type="float" office:value="513791607420">
            <text:p>513791607420</text:p>
          </table:table-cell>
          <table:table-cell table:formula="of:=[.W23]+[.V24]" office:value-type="float" office:value="1052049481860">
            <text:p>1052049481860</text:p>
          </table:table-cell>
          <table:table-cell table:formula="of:=2*[.W24]" office:value-type="float" office:value="2104098963720">
            <text:p>210409896372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C25]*[.C26]/2" office:value-type="float" office:value="300">
            <text:p>300</text:p>
          </table:table-cell>
          <table:table-cell table:formula="of:=[.E24]+[.D25]" office:value-type="float" office:value="2600">
            <text:p>2600</text:p>
          </table:table-cell>
          <table:table-cell table:formula="of:=[.F24]+[.E25]" office:value-type="float" office:value="17550">
            <text:p>17550</text:p>
          </table:table-cell>
          <table:table-cell table:formula="of:=[.G24]+[.F25]" office:value-type="float" office:value="98280">
            <text:p>98280</text:p>
          </table:table-cell>
          <table:table-cell table:formula="of:=[.H24]+[.G25]" office:value-type="float" office:value="475020">
            <text:p>475020</text:p>
          </table:table-cell>
          <table:table-cell table:formula="of:=[.I24]+[.H25]" office:value-type="float" office:value="2035800">
            <text:p>2035800</text:p>
          </table:table-cell>
          <table:table-cell table:formula="of:=[.J24]+[.I25]" office:value-type="float" office:value="7888725">
            <text:p>7888725</text:p>
          </table:table-cell>
          <table:table-cell table:formula="of:=[.K24]+[.J25]" office:value-type="float" office:value="28048800">
            <text:p>28048800</text:p>
          </table:table-cell>
          <table:table-cell table:formula="of:=[.L24]+[.K25]" office:value-type="float" office:value="92561040">
            <text:p>92561040</text:p>
          </table:table-cell>
          <table:table-cell table:formula="of:=[.M24]+[.L25]" office:value-type="float" office:value="286097760">
            <text:p>286097760</text:p>
          </table:table-cell>
          <table:table-cell table:formula="of:=[.N24]+[.M25]" office:value-type="float" office:value="834451800">
            <text:p>834451800</text:p>
          </table:table-cell>
          <table:table-cell table:formula="of:=[.O24]+[.N25]" office:value-type="float" office:value="2310789600">
            <text:p>2310789600</text:p>
          </table:table-cell>
          <table:table-cell table:formula="of:=[.P24]+[.O25]" office:value-type="float" office:value="6107086800">
            <text:p>6107086800</text:p>
          </table:table-cell>
          <table:table-cell table:formula="of:=[.Q24]+[.P25]" office:value-type="float" office:value="15471286560">
            <text:p>15471286560</text:p>
          </table:table-cell>
          <table:table-cell table:formula="of:=[.R24]+[.Q25]" office:value-type="float" office:value="37711260990">
            <text:p>37711260990</text:p>
          </table:table-cell>
          <table:table-cell table:formula="of:=[.S24]+[.R25]" office:value-type="float" office:value="88732378800">
            <text:p>88732378800</text:p>
          </table:table-cell>
          <table:table-cell table:formula="of:=[.T24]+[.S25]" office:value-type="float" office:value="202112640600">
            <text:p>202112640600</text:p>
          </table:table-cell>
          <table:table-cell table:formula="of:=[.U24]+[.T25]" office:value-type="float" office:value="446775310800">
            <text:p>446775310800</text:p>
          </table:table-cell>
          <table:table-cell table:formula="of:=[.V24]+[.U25]" office:value-type="float" office:value="960566918220">
            <text:p>960566918220</text:p>
          </table:table-cell>
          <table:table-cell table:formula="of:=[.W24]+[.V25]" office:value-type="float" office:value="2012616400080">
            <text:p>2012616400080</text:p>
          </table:table-cell>
          <table:table-cell table:formula="of:=[.X24]+[.W25]" office:value-type="float" office:value="4116715363800">
            <text:p>4116715363800</text:p>
          </table:table-cell>
          <table:table-cell table:formula="of:=2*[.X25]" office:value-type="float" office:value="8233430727600">
            <text:p>823343072760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C26]*[.C27]/2" office:value-type="float" office:value="325">
            <text:p>325</text:p>
          </table:table-cell>
          <table:table-cell table:formula="of:=[.E25]+[.D26]" office:value-type="float" office:value="2925">
            <text:p>2925</text:p>
          </table:table-cell>
          <table:table-cell table:formula="of:=[.F25]+[.E26]" office:value-type="float" office:value="20475">
            <text:p>20475</text:p>
          </table:table-cell>
          <table:table-cell table:formula="of:=[.G25]+[.F26]" office:value-type="float" office:value="118755">
            <text:p>118755</text:p>
          </table:table-cell>
          <table:table-cell table:formula="of:=[.H25]+[.G26]" office:value-type="float" office:value="593775">
            <text:p>593775</text:p>
          </table:table-cell>
          <table:table-cell table:formula="of:=[.I25]+[.H26]" office:value-type="float" office:value="2629575">
            <text:p>2629575</text:p>
          </table:table-cell>
          <table:table-cell table:formula="of:=[.J25]+[.I26]" office:value-type="float" office:value="10518300">
            <text:p>10518300</text:p>
          </table:table-cell>
          <table:table-cell table:formula="of:=[.K25]+[.J26]" office:value-type="float" office:value="38567100">
            <text:p>38567100</text:p>
          </table:table-cell>
          <table:table-cell table:formula="of:=[.L25]+[.K26]" office:value-type="float" office:value="131128140">
            <text:p>131128140</text:p>
          </table:table-cell>
          <table:table-cell table:formula="of:=[.M25]+[.L26]" office:value-type="float" office:value="417225900">
            <text:p>417225900</text:p>
          </table:table-cell>
          <table:table-cell table:formula="of:=[.N25]+[.M26]" office:value-type="float" office:value="1251677700">
            <text:p>1251677700</text:p>
          </table:table-cell>
          <table:table-cell table:formula="of:=[.O25]+[.N26]" office:value-type="float" office:value="3562467300">
            <text:p>3562467300</text:p>
          </table:table-cell>
          <table:table-cell table:formula="of:=[.P25]+[.O26]" office:value-type="float" office:value="9669554100">
            <text:p>9669554100</text:p>
          </table:table-cell>
          <table:table-cell table:formula="of:=[.Q25]+[.P26]" office:value-type="float" office:value="25140840660">
            <text:p>25140840660</text:p>
          </table:table-cell>
          <table:table-cell table:formula="of:=[.R25]+[.Q26]" office:value-type="float" office:value="62852101650">
            <text:p>62852101650</text:p>
          </table:table-cell>
          <table:table-cell table:formula="of:=[.S25]+[.R26]" office:value-type="float" office:value="151584480450">
            <text:p>151584480450</text:p>
          </table:table-cell>
          <table:table-cell table:formula="of:=[.T25]+[.S26]" office:value-type="float" office:value="353697121050">
            <text:p>353697121050</text:p>
          </table:table-cell>
          <table:table-cell table:formula="of:=[.U25]+[.T26]" office:value-type="float" office:value="800472431850">
            <text:p>800472431850</text:p>
          </table:table-cell>
          <table:table-cell table:formula="of:=[.V25]+[.U26]" office:value-type="float" office:value="1761039350070">
            <text:p>1761039350070</text:p>
          </table:table-cell>
          <table:table-cell table:formula="of:=[.W25]+[.V26]" office:value-type="float" office:value="3773655750150">
            <text:p>3773655750150</text:p>
          </table:table-cell>
          <table:table-cell table:formula="of:=[.X25]+[.W26]" office:value-type="float" office:value="7890371113950">
            <text:p>7890371113950</text:p>
          </table:table-cell>
          <table:table-cell table:formula="of:=[.Y25]+[.X26]" office:value-type="float" office:value="16123801841550">
            <text:p>16123801841550</text:p>
          </table:table-cell>
          <table:table-cell table:formula="of:=2*[.Y26]" office:value-type="float" office:value="32247603683100">
            <text:p>3224760368310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C27]*[.C28]/2" office:value-type="float" office:value="351">
            <text:p>351</text:p>
          </table:table-cell>
          <table:table-cell table:formula="of:=[.E26]+[.D27]" office:value-type="float" office:value="3276">
            <text:p>3276</text:p>
          </table:table-cell>
          <table:table-cell table:formula="of:=[.F26]+[.E27]" office:value-type="float" office:value="23751">
            <text:p>23751</text:p>
          </table:table-cell>
          <table:table-cell table:formula="of:=[.G26]+[.F27]" office:value-type="float" office:value="142506">
            <text:p>142506</text:p>
          </table:table-cell>
          <table:table-cell table:formula="of:=[.H26]+[.G27]" office:value-type="float" office:value="736281">
            <text:p>736281</text:p>
          </table:table-cell>
          <table:table-cell table:formula="of:=[.I26]+[.H27]" office:value-type="float" office:value="3365856">
            <text:p>3365856</text:p>
          </table:table-cell>
          <table:table-cell table:formula="of:=[.J26]+[.I27]" office:value-type="float" office:value="13884156">
            <text:p>13884156</text:p>
          </table:table-cell>
          <table:table-cell table:formula="of:=[.K26]+[.J27]" office:value-type="float" office:value="52451256">
            <text:p>52451256</text:p>
          </table:table-cell>
          <table:table-cell table:formula="of:=[.L26]+[.K27]" office:value-type="float" office:value="183579396">
            <text:p>183579396</text:p>
          </table:table-cell>
          <table:table-cell table:formula="of:=[.M26]+[.L27]" office:value-type="float" office:value="600805296">
            <text:p>600805296</text:p>
          </table:table-cell>
          <table:table-cell table:formula="of:=[.N26]+[.M27]" office:value-type="float" office:value="1852482996">
            <text:p>1852482996</text:p>
          </table:table-cell>
          <table:table-cell table:formula="of:=[.O26]+[.N27]" office:value-type="float" office:value="5414950296">
            <text:p>5414950296</text:p>
          </table:table-cell>
          <table:table-cell table:formula="of:=[.P26]+[.O27]" office:value-type="float" office:value="15084504396">
            <text:p>15084504396</text:p>
          </table:table-cell>
          <table:table-cell table:formula="of:=[.Q26]+[.P27]" office:value-type="float" office:value="40225345056">
            <text:p>40225345056</text:p>
          </table:table-cell>
          <table:table-cell table:formula="of:=[.R26]+[.Q27]" office:value-type="float" office:value="103077446706">
            <text:p>103077446706</text:p>
          </table:table-cell>
          <table:table-cell table:formula="of:=[.S26]+[.R27]" office:value-type="float" office:value="254661927156">
            <text:p>254661927156</text:p>
          </table:table-cell>
          <table:table-cell table:formula="of:=[.T26]+[.S27]" office:value-type="float" office:value="608359048206">
            <text:p>608359048206</text:p>
          </table:table-cell>
          <table:table-cell table:formula="of:=[.U26]+[.T27]" office:value-type="float" office:value="1408831480056">
            <text:p>1408831480056</text:p>
          </table:table-cell>
          <table:table-cell table:formula="of:=[.V26]+[.U27]" office:value-type="float" office:value="3169870830126">
            <text:p>3169870830126</text:p>
          </table:table-cell>
          <table:table-cell table:formula="of:=[.W26]+[.V27]" office:value-type="float" office:value="6943526580276">
            <text:p>6943526580276</text:p>
          </table:table-cell>
          <table:table-cell table:formula="of:=[.X26]+[.W27]" office:value-type="float" office:value="14833897694226">
            <text:p>14833897694226</text:p>
          </table:table-cell>
          <table:table-cell table:formula="of:=[.Y26]+[.X27]" office:value-type="float" office:value="30957699535776">
            <text:p>30957699535776</text:p>
          </table:table-cell>
          <table:table-cell table:formula="of:=[.Z26]+[.Y27]" office:value-type="float" office:value="63205303218876">
            <text:p>63205303218876</text:p>
          </table:table-cell>
          <table:table-cell table:formula="of:=2*[.Z27]" office:value-type="float" office:value="126410606437752">
            <text:p>12641060643775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C28]*[.C29]/2" office:value-type="float" office:value="378">
            <text:p>378</text:p>
          </table:table-cell>
          <table:table-cell table:formula="of:=[.E27]+[.D28]" office:value-type="float" office:value="3654">
            <text:p>3654</text:p>
          </table:table-cell>
          <table:table-cell table:formula="of:=[.F27]+[.E28]" office:value-type="float" office:value="27405">
            <text:p>27405</text:p>
          </table:table-cell>
          <table:table-cell table:formula="of:=[.G27]+[.F28]" office:value-type="float" office:value="169911">
            <text:p>169911</text:p>
          </table:table-cell>
          <table:table-cell table:formula="of:=[.H27]+[.G28]" office:value-type="float" office:value="906192">
            <text:p>906192</text:p>
          </table:table-cell>
          <table:table-cell table:formula="of:=[.I27]+[.H28]" office:value-type="float" office:value="4272048">
            <text:p>4272048</text:p>
          </table:table-cell>
          <table:table-cell table:formula="of:=[.J27]+[.I28]" office:value-type="float" office:value="18156204">
            <text:p>18156204</text:p>
          </table:table-cell>
          <table:table-cell table:formula="of:=[.K27]+[.J28]" office:value-type="float" office:value="70607460">
            <text:p>70607460</text:p>
          </table:table-cell>
          <table:table-cell table:formula="of:=[.L27]+[.K28]" office:value-type="float" office:value="254186856">
            <text:p>254186856</text:p>
          </table:table-cell>
          <table:table-cell table:formula="of:=[.M27]+[.L28]" office:value-type="float" office:value="854992152">
            <text:p>854992152</text:p>
          </table:table-cell>
          <table:table-cell table:formula="of:=[.N27]+[.M28]" office:value-type="float" office:value="2707475148">
            <text:p>2707475148</text:p>
          </table:table-cell>
          <table:table-cell table:formula="of:=[.O27]+[.N28]" office:value-type="float" office:value="8122425444">
            <text:p>8122425444</text:p>
          </table:table-cell>
          <table:table-cell table:formula="of:=[.P27]+[.O28]" office:value-type="float" office:value="23206929840">
            <text:p>23206929840</text:p>
          </table:table-cell>
          <table:table-cell table:formula="of:=[.Q27]+[.P28]" office:value-type="float" office:value="63432274896">
            <text:p>63432274896</text:p>
          </table:table-cell>
          <table:table-cell table:formula="of:=[.R27]+[.Q28]" office:value-type="float" office:value="166509721602">
            <text:p>166509721602</text:p>
          </table:table-cell>
          <table:table-cell table:formula="of:=[.S27]+[.R28]" office:value-type="float" office:value="421171648758">
            <text:p>421171648758</text:p>
          </table:table-cell>
          <table:table-cell table:formula="of:=[.T27]+[.S28]" office:value-type="float" office:value="1029530696964">
            <text:p>1029530696964</text:p>
          </table:table-cell>
          <table:table-cell table:formula="of:=[.U27]+[.T28]" office:value-type="float" office:value="2438362177020">
            <text:p>2438362177020</text:p>
          </table:table-cell>
          <table:table-cell table:formula="of:=[.V27]+[.U28]" office:value-type="float" office:value="5608233007146">
            <text:p>5608233007146</text:p>
          </table:table-cell>
          <table:table-cell table:formula="of:=[.W27]+[.V28]" office:value-type="float" office:value="12551759587422">
            <text:p>12551759587422</text:p>
          </table:table-cell>
          <table:table-cell table:formula="of:=[.X27]+[.W28]" office:value-type="float" office:value="27385657281648">
            <text:p>27385657281648</text:p>
          </table:table-cell>
          <table:table-cell table:formula="of:=[.Y27]+[.X28]" office:value-type="float" office:value="58343356817424">
            <text:p>58343356817424</text:p>
          </table:table-cell>
          <table:table-cell table:formula="of:=[.Z27]+[.Y28]" office:value-type="float" office:value="121548660036300">
            <text:p>121548660036300</text:p>
          </table:table-cell>
          <table:table-cell table:formula="of:=[.AA27]+[.Z28]" office:value-type="float" office:value="247959266474052">
            <text:p>24795926647405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C29]*[.C30]/2" office:value-type="float" office:value="406">
            <text:p>406</text:p>
          </table:table-cell>
          <table:table-cell table:formula="of:=[.E28]+[.D29]" office:value-type="float" office:value="4060">
            <text:p>4060</text:p>
          </table:table-cell>
          <table:table-cell table:formula="of:=[.F28]+[.E29]" office:value-type="float" office:value="31465">
            <text:p>31465</text:p>
          </table:table-cell>
          <table:table-cell table:formula="of:=[.G28]+[.F29]" office:value-type="float" office:value="201376">
            <text:p>201376</text:p>
          </table:table-cell>
          <table:table-cell table:formula="of:=[.H28]+[.G29]" office:value-type="float" office:value="1107568">
            <text:p>1107568</text:p>
          </table:table-cell>
          <table:table-cell table:formula="of:=[.I28]+[.H29]" office:value-type="float" office:value="5379616">
            <text:p>5379616</text:p>
          </table:table-cell>
          <table:table-cell table:formula="of:=[.J28]+[.I29]" office:value-type="float" office:value="23535820">
            <text:p>23535820</text:p>
          </table:table-cell>
          <table:table-cell table:formula="of:=[.K28]+[.J29]" office:value-type="float" office:value="94143280">
            <text:p>94143280</text:p>
          </table:table-cell>
          <table:table-cell table:formula="of:=[.L28]+[.K29]" office:value-type="float" office:value="348330136">
            <text:p>348330136</text:p>
          </table:table-cell>
          <table:table-cell table:formula="of:=[.M28]+[.L29]" office:value-type="float" office:value="1203322288">
            <text:p>1203322288</text:p>
          </table:table-cell>
          <table:table-cell table:formula="of:=[.N28]+[.M29]" office:value-type="float" office:value="3910797436">
            <text:p>3910797436</text:p>
          </table:table-cell>
          <table:table-cell table:formula="of:=[.O28]+[.N29]" office:value-type="float" office:value="12033222880">
            <text:p>12033222880</text:p>
          </table:table-cell>
          <table:table-cell table:formula="of:=[.P28]+[.O29]" office:value-type="float" office:value="35240152720">
            <text:p>35240152720</text:p>
          </table:table-cell>
          <table:table-cell table:formula="of:=[.Q28]+[.P29]" office:value-type="float" office:value="98672427616">
            <text:p>98672427616</text:p>
          </table:table-cell>
          <table:table-cell table:formula="of:=[.R28]+[.Q29]" office:value-type="float" office:value="265182149218">
            <text:p>265182149218</text:p>
          </table:table-cell>
          <table:table-cell table:formula="of:=[.S28]+[.R29]" office:value-type="float" office:value="686353797976">
            <text:p>686353797976</text:p>
          </table:table-cell>
          <table:table-cell table:formula="of:=[.T28]+[.S29]" office:value-type="float" office:value="1715884494940">
            <text:p>1715884494940</text:p>
          </table:table-cell>
          <table:table-cell table:formula="of:=[.U28]+[.T29]" office:value-type="float" office:value="4154246671960">
            <text:p>4154246671960</text:p>
          </table:table-cell>
          <table:table-cell table:formula="of:=[.V28]+[.U29]" office:value-type="float" office:value="9762479679106">
            <text:p>9762479679106</text:p>
          </table:table-cell>
          <table:table-cell table:formula="of:=[.W28]+[.V29]" office:value-type="float" office:value="22314239266528">
            <text:p>22314239266528</text:p>
          </table:table-cell>
          <table:table-cell table:formula="of:=[.X28]+[.W29]" office:value-type="float" office:value="49699896548176">
            <text:p>49699896548176</text:p>
          </table:table-cell>
          <table:table-cell table:formula="of:=[.Y28]+[.X29]" office:value-type="float" office:value="108043253365600">
            <text:p>108043253365600</text:p>
          </table:table-cell>
          <table:table-cell table:formula="of:=[.Z28]+[.Y29]" office:value-type="float" office:value="229591913401900">
            <text:p>229591913401900</text:p>
          </table:table-cell>
          <table:table-cell table:formula="of:=[.AA28]+[.Z29]" office:value-type="float" office:value="477551179875952">
            <text:p>47755117987595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C30]*[.C31]/2" office:value-type="float" office:value="435">
            <text:p>435</text:p>
          </table:table-cell>
          <table:table-cell table:formula="of:=[.E29]+[.D30]" office:value-type="float" office:value="4495">
            <text:p>4495</text:p>
          </table:table-cell>
          <table:table-cell table:formula="of:=[.F29]+[.E30]" office:value-type="float" office:value="35960">
            <text:p>35960</text:p>
          </table:table-cell>
          <table:table-cell table:formula="of:=[.G29]+[.F30]" office:value-type="float" office:value="237336">
            <text:p>237336</text:p>
          </table:table-cell>
          <table:table-cell table:formula="of:=[.H29]+[.G30]" office:value-type="float" office:value="1344904">
            <text:p>1344904</text:p>
          </table:table-cell>
          <table:table-cell table:formula="of:=[.I29]+[.H30]" office:value-type="float" office:value="6724520">
            <text:p>6724520</text:p>
          </table:table-cell>
          <table:table-cell table:formula="of:=[.J29]+[.I30]" office:value-type="float" office:value="30260340">
            <text:p>30260340</text:p>
          </table:table-cell>
          <table:table-cell table:formula="of:=[.K29]+[.J30]" office:value-type="float" office:value="124403620">
            <text:p>124403620</text:p>
          </table:table-cell>
          <table:table-cell table:formula="of:=[.L29]+[.K30]" office:value-type="float" office:value="472733756">
            <text:p>472733756</text:p>
          </table:table-cell>
          <table:table-cell table:formula="of:=[.M29]+[.L30]" office:value-type="float" office:value="1676056044">
            <text:p>1676056044</text:p>
          </table:table-cell>
          <table:table-cell table:formula="of:=[.N29]+[.M30]" office:value-type="float" office:value="5586853480">
            <text:p>5586853480</text:p>
          </table:table-cell>
          <table:table-cell table:formula="of:=[.O29]+[.N30]" office:value-type="float" office:value="17620076360">
            <text:p>17620076360</text:p>
          </table:table-cell>
          <table:table-cell table:formula="of:=[.P29]+[.O30]" office:value-type="float" office:value="52860229080">
            <text:p>52860229080</text:p>
          </table:table-cell>
          <table:table-cell table:formula="of:=[.Q29]+[.P30]" office:value-type="float" office:value="151532656696">
            <text:p>151532656696</text:p>
          </table:table-cell>
          <table:table-cell table:formula="of:=[.R29]+[.Q30]" office:value-type="float" office:value="416714805914">
            <text:p>416714805914</text:p>
          </table:table-cell>
          <table:table-cell table:formula="of:=[.S29]+[.R30]" office:value-type="float" office:value="1103068603890">
            <text:p>1103068603890</text:p>
          </table:table-cell>
          <table:table-cell table:formula="of:=[.T29]+[.S30]" office:value-type="float" office:value="2818953098830">
            <text:p>2818953098830</text:p>
          </table:table-cell>
          <table:table-cell table:formula="of:=[.U29]+[.T30]" office:value-type="float" office:value="6973199770790">
            <text:p>6973199770790</text:p>
          </table:table-cell>
          <table:table-cell table:formula="of:=[.V29]+[.U30]" office:value-type="float" office:value="16735679449896">
            <text:p>16735679449896</text:p>
          </table:table-cell>
          <table:table-cell table:formula="of:=[.W29]+[.V30]" office:value-type="float" office:value="39049918716424">
            <text:p>39049918716424</text:p>
          </table:table-cell>
          <table:table-cell table:formula="of:=[.X29]+[.W30]" office:value-type="float" office:value="88749815264600">
            <text:p>88749815264600</text:p>
          </table:table-cell>
          <table:table-cell table:formula="of:=[.Y29]+[.X30]" office:value-type="float" office:value="196793068630200">
            <text:p>196793068630200</text:p>
          </table:table-cell>
          <table:table-cell table:formula="of:=[.Z29]+[.Y30]" office:value-type="float" office:value="426384982032100">
            <text:p>426384982032100</text:p>
          </table:table-cell>
          <table:table-cell table:formula="of:=[.AA29]+[.Z30]" office:value-type="float" office:value="903936161908052">
            <text:p>90393616190805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C31]*[.C32]/2" office:value-type="float" office:value="465">
            <text:p>465</text:p>
          </table:table-cell>
          <table:table-cell table:formula="of:=[.E30]+[.D31]" office:value-type="float" office:value="4960">
            <text:p>4960</text:p>
          </table:table-cell>
          <table:table-cell table:formula="of:=[.F30]+[.E31]" office:value-type="float" office:value="40920">
            <text:p>40920</text:p>
          </table:table-cell>
          <table:table-cell table:formula="of:=[.G30]+[.F31]" office:value-type="float" office:value="278256">
            <text:p>278256</text:p>
          </table:table-cell>
          <table:table-cell table:formula="of:=[.H30]+[.G31]" office:value-type="float" office:value="1623160">
            <text:p>1623160</text:p>
          </table:table-cell>
          <table:table-cell table:formula="of:=[.I30]+[.H31]" office:value-type="float" office:value="8347680">
            <text:p>8347680</text:p>
          </table:table-cell>
          <table:table-cell table:formula="of:=[.J30]+[.I31]" office:value-type="float" office:value="38608020">
            <text:p>38608020</text:p>
          </table:table-cell>
          <table:table-cell table:formula="of:=[.K30]+[.J31]" office:value-type="float" office:value="163011640">
            <text:p>163011640</text:p>
          </table:table-cell>
          <table:table-cell table:formula="of:=[.L30]+[.K31]" office:value-type="float" office:value="635745396">
            <text:p>635745396</text:p>
          </table:table-cell>
          <table:table-cell table:formula="of:=[.M30]+[.L31]" office:value-type="float" office:value="2311801440">
            <text:p>2311801440</text:p>
          </table:table-cell>
          <table:table-cell table:formula="of:=[.N30]+[.M31]" office:value-type="float" office:value="7898654920">
            <text:p>7898654920</text:p>
          </table:table-cell>
          <table:table-cell table:formula="of:=[.O30]+[.N31]" office:value-type="float" office:value="25518731280">
            <text:p>25518731280</text:p>
          </table:table-cell>
          <table:table-cell table:formula="of:=[.P30]+[.O31]" office:value-type="float" office:value="78378960360">
            <text:p>78378960360</text:p>
          </table:table-cell>
          <table:table-cell table:formula="of:=[.Q30]+[.P31]" office:value-type="float" office:value="229911617056">
            <text:p>229911617056</text:p>
          </table:table-cell>
          <table:table-cell table:formula="of:=[.R30]+[.Q31]" office:value-type="float" office:value="646626422970">
            <text:p>646626422970</text:p>
          </table:table-cell>
          <table:table-cell table:formula="of:=[.S30]+[.R31]" office:value-type="float" office:value="1749695026860">
            <text:p>1749695026860</text:p>
          </table:table-cell>
          <table:table-cell table:formula="of:=[.T30]+[.S31]" office:value-type="float" office:value="4568648125690">
            <text:p>4568648125690</text:p>
          </table:table-cell>
          <table:table-cell table:formula="of:=[.U30]+[.T31]" office:value-type="float" office:value="11541847896480">
            <text:p>11541847896480</text:p>
          </table:table-cell>
          <table:table-cell table:formula="of:=[.V30]+[.U31]" office:value-type="float" office:value="28277527346376">
            <text:p>28277527346376</text:p>
          </table:table-cell>
          <table:table-cell table:formula="of:=[.W30]+[.V31]" office:value-type="float" office:value="67327446062800">
            <text:p>67327446062800</text:p>
          </table:table-cell>
          <table:table-cell table:formula="of:=[.X30]+[.W31]" office:value-type="float" office:value="156077261327400">
            <text:p>156077261327400</text:p>
          </table:table-cell>
          <table:table-cell table:formula="of:=[.Y30]+[.X31]" office:value-type="float" office:value="352870329957600">
            <text:p>352870329957600</text:p>
          </table:table-cell>
          <table:table-cell table:formula="of:=[.Z30]+[.Y31]" office:value-type="float" office:value="779255311989700">
            <text:p>779255311989700</text:p>
          </table:table-cell>
          <table:table-cell table:formula="of:=[.AA30]+[.Z31]" office:value-type="float" office:value="1.68319147389775E+015">
            <text:p>16831914738977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C32]*[.C33]/2" office:value-type="float" office:value="496">
            <text:p>496</text:p>
          </table:table-cell>
          <table:table-cell table:formula="of:=[.E31]+[.D32]" office:value-type="float" office:value="5456">
            <text:p>5456</text:p>
          </table:table-cell>
          <table:table-cell table:formula="of:=[.F31]+[.E32]" office:value-type="float" office:value="46376">
            <text:p>46376</text:p>
          </table:table-cell>
          <table:table-cell table:formula="of:=[.G31]+[.F32]" office:value-type="float" office:value="324632">
            <text:p>324632</text:p>
          </table:table-cell>
          <table:table-cell table:formula="of:=[.H31]+[.G32]" office:value-type="float" office:value="1947792">
            <text:p>1947792</text:p>
          </table:table-cell>
          <table:table-cell table:formula="of:=[.I31]+[.H32]" office:value-type="float" office:value="10295472">
            <text:p>10295472</text:p>
          </table:table-cell>
          <table:table-cell table:formula="of:=[.J31]+[.I32]" office:value-type="float" office:value="48903492">
            <text:p>48903492</text:p>
          </table:table-cell>
          <table:table-cell table:formula="of:=[.K31]+[.J32]" office:value-type="float" office:value="211915132">
            <text:p>211915132</text:p>
          </table:table-cell>
          <table:table-cell table:formula="of:=[.L31]+[.K32]" office:value-type="float" office:value="847660528">
            <text:p>847660528</text:p>
          </table:table-cell>
          <table:table-cell table:formula="of:=[.M31]+[.L32]" office:value-type="float" office:value="3159461968">
            <text:p>3159461968</text:p>
          </table:table-cell>
          <table:table-cell table:formula="of:=[.N31]+[.M32]" office:value-type="float" office:value="11058116888">
            <text:p>11058116888</text:p>
          </table:table-cell>
          <table:table-cell table:formula="of:=[.O31]+[.N32]" office:value-type="float" office:value="36576848168">
            <text:p>36576848168</text:p>
          </table:table-cell>
          <table:table-cell table:formula="of:=[.P31]+[.O32]" office:value-type="float" office:value="114955808528">
            <text:p>114955808528</text:p>
          </table:table-cell>
          <table:table-cell table:formula="of:=[.Q31]+[.P32]" office:value-type="float" office:value="344867425584">
            <text:p>344867425584</text:p>
          </table:table-cell>
          <table:table-cell table:formula="of:=[.R31]+[.Q32]" office:value-type="float" office:value="991493848554">
            <text:p>991493848554</text:p>
          </table:table-cell>
          <table:table-cell table:formula="of:=[.S31]+[.R32]" office:value-type="float" office:value="2741188875414">
            <text:p>2741188875414</text:p>
          </table:table-cell>
          <table:table-cell table:formula="of:=[.T31]+[.S32]" office:value-type="float" office:value="7309837001104">
            <text:p>7309837001104</text:p>
          </table:table-cell>
          <table:table-cell table:formula="of:=[.U31]+[.T32]" office:value-type="float" office:value="18851684897584">
            <text:p>18851684897584</text:p>
          </table:table-cell>
          <table:table-cell table:formula="of:=[.V31]+[.U32]" office:value-type="float" office:value="47129212243960">
            <text:p>47129212243960</text:p>
          </table:table-cell>
          <table:table-cell table:formula="of:=[.W31]+[.V32]" office:value-type="float" office:value="114456658306760">
            <text:p>114456658306760</text:p>
          </table:table-cell>
          <table:table-cell table:formula="of:=[.X31]+[.W32]" office:value-type="float" office:value="270533919634160">
            <text:p>270533919634160</text:p>
          </table:table-cell>
          <table:table-cell table:formula="of:=[.Y31]+[.X32]" office:value-type="float" office:value="623404249591760">
            <text:p>623404249591760</text:p>
          </table:table-cell>
          <table:table-cell table:formula="of:=[.Z31]+[.Y32]" office:value-type="float" office:value="1.40265956158146E+015">
            <text:p>1402659561581460</text:p>
          </table:table-cell>
          <table:table-cell table:formula="of:=[.AA31]+[.Z32]" office:value-type="float" office:value="3.08585103547921E+015">
            <text:p>308585103547921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C33]*[.C34]/2" office:value-type="float" office:value="528">
            <text:p>528</text:p>
          </table:table-cell>
          <table:table-cell table:formula="of:=[.E32]+[.D33]" office:value-type="float" office:value="5984">
            <text:p>5984</text:p>
          </table:table-cell>
          <table:table-cell table:formula="of:=[.F32]+[.E33]" office:value-type="float" office:value="52360">
            <text:p>52360</text:p>
          </table:table-cell>
          <table:table-cell table:formula="of:=[.G32]+[.F33]" office:value-type="float" office:value="376992">
            <text:p>376992</text:p>
          </table:table-cell>
          <table:table-cell table:formula="of:=[.H32]+[.G33]" office:value-type="float" office:value="2324784">
            <text:p>2324784</text:p>
          </table:table-cell>
          <table:table-cell table:formula="of:=[.I32]+[.H33]" office:value-type="float" office:value="12620256">
            <text:p>12620256</text:p>
          </table:table-cell>
          <table:table-cell table:formula="of:=[.J32]+[.I33]" office:value-type="float" office:value="61523748">
            <text:p>61523748</text:p>
          </table:table-cell>
          <table:table-cell table:formula="of:=[.K32]+[.J33]" office:value-type="float" office:value="273438880">
            <text:p>273438880</text:p>
          </table:table-cell>
          <table:table-cell table:formula="of:=[.L32]+[.K33]" office:value-type="float" office:value="1121099408">
            <text:p>1121099408</text:p>
          </table:table-cell>
          <table:table-cell table:formula="of:=[.M32]+[.L33]" office:value-type="float" office:value="4280561376">
            <text:p>4280561376</text:p>
          </table:table-cell>
          <table:table-cell table:formula="of:=[.N32]+[.M33]" office:value-type="float" office:value="15338678264">
            <text:p>15338678264</text:p>
          </table:table-cell>
          <table:table-cell table:formula="of:=[.O32]+[.N33]" office:value-type="float" office:value="51915526432">
            <text:p>51915526432</text:p>
          </table:table-cell>
          <table:table-cell table:formula="of:=[.P32]+[.O33]" office:value-type="float" office:value="166871334960">
            <text:p>166871334960</text:p>
          </table:table-cell>
          <table:table-cell table:formula="of:=[.Q32]+[.P33]" office:value-type="float" office:value="511738760544">
            <text:p>511738760544</text:p>
          </table:table-cell>
          <table:table-cell table:formula="of:=[.R32]+[.Q33]" office:value-type="float" office:value="1503232609098">
            <text:p>1503232609098</text:p>
          </table:table-cell>
          <table:table-cell table:formula="of:=[.S32]+[.R33]" office:value-type="float" office:value="4244421484512">
            <text:p>4244421484512</text:p>
          </table:table-cell>
          <table:table-cell table:formula="of:=[.T32]+[.S33]" office:value-type="float" office:value="11554258485616">
            <text:p>11554258485616</text:p>
          </table:table-cell>
          <table:table-cell table:formula="of:=[.U32]+[.T33]" office:value-type="float" office:value="30405943383200">
            <text:p>30405943383200</text:p>
          </table:table-cell>
          <table:table-cell table:formula="of:=[.V32]+[.U33]" office:value-type="float" office:value="77535155627160">
            <text:p>77535155627160</text:p>
          </table:table-cell>
          <table:table-cell table:formula="of:=[.W32]+[.V33]" office:value-type="float" office:value="191991813933920">
            <text:p>191991813933920</text:p>
          </table:table-cell>
          <table:table-cell table:formula="of:=[.X32]+[.W33]" office:value-type="float" office:value="462525733568080">
            <text:p>462525733568080</text:p>
          </table:table-cell>
          <table:table-cell table:formula="of:=[.Y32]+[.X33]" office:value-type="float" office:value="1.08592998315984E+015">
            <text:p>1085929983159840</text:p>
          </table:table-cell>
          <table:table-cell table:formula="of:=[.Z32]+[.Y33]" office:value-type="float" office:value="2.4885895447413E+015">
            <text:p>2488589544741300</text:p>
          </table:table-cell>
          <table:table-cell table:formula="of:=[.AA32]+[.Z33]" office:value-type="float" office:value="5.57444058022051E+015">
            <text:p>557444058022051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[.C34]*[.C35]/2" office:value-type="float" office:value="561">
            <text:p>561</text:p>
          </table:table-cell>
          <table:table-cell table:formula="of:=[.E33]+[.D34]" office:value-type="float" office:value="6545">
            <text:p>6545</text:p>
          </table:table-cell>
          <table:table-cell table:formula="of:=[.F33]+[.E34]" office:value-type="float" office:value="58905">
            <text:p>58905</text:p>
          </table:table-cell>
          <table:table-cell table:formula="of:=[.G33]+[.F34]" office:value-type="float" office:value="435897">
            <text:p>435897</text:p>
          </table:table-cell>
          <table:table-cell table:formula="of:=[.H33]+[.G34]" office:value-type="float" office:value="2760681">
            <text:p>2760681</text:p>
          </table:table-cell>
          <table:table-cell table:formula="of:=[.I33]+[.H34]" office:value-type="float" office:value="15380937">
            <text:p>15380937</text:p>
          </table:table-cell>
          <table:table-cell table:formula="of:=[.J33]+[.I34]" office:value-type="float" office:value="76904685">
            <text:p>76904685</text:p>
          </table:table-cell>
          <table:table-cell table:formula="of:=[.K33]+[.J34]" office:value-type="float" office:value="350343565">
            <text:p>350343565</text:p>
          </table:table-cell>
          <table:table-cell table:formula="of:=[.L33]+[.K34]" office:value-type="float" office:value="1471442973">
            <text:p>1471442973</text:p>
          </table:table-cell>
          <table:table-cell table:formula="of:=[.M33]+[.L34]" office:value-type="float" office:value="5752004349">
            <text:p>5752004349</text:p>
          </table:table-cell>
          <table:table-cell table:formula="of:=[.N33]+[.M34]" office:value-type="float" office:value="21090682613">
            <text:p>21090682613</text:p>
          </table:table-cell>
          <table:table-cell table:formula="of:=[.O33]+[.N34]" office:value-type="float" office:value="73006209045">
            <text:p>73006209045</text:p>
          </table:table-cell>
          <table:table-cell table:formula="of:=[.P33]+[.O34]" office:value-type="float" office:value="239877544005">
            <text:p>239877544005</text:p>
          </table:table-cell>
          <table:table-cell table:formula="of:=[.Q33]+[.P34]" office:value-type="float" office:value="751616304549">
            <text:p>751616304549</text:p>
          </table:table-cell>
          <table:table-cell table:formula="of:=[.R33]+[.Q34]" office:value-type="float" office:value="2254848913647">
            <text:p>2254848913647</text:p>
          </table:table-cell>
          <table:table-cell table:formula="of:=[.S33]+[.R34]" office:value-type="float" office:value="6499270398159">
            <text:p>6499270398159</text:p>
          </table:table-cell>
          <table:table-cell table:formula="of:=[.T33]+[.S34]" office:value-type="float" office:value="18053528883775">
            <text:p>18053528883775</text:p>
          </table:table-cell>
          <table:table-cell table:formula="of:=[.U33]+[.T34]" office:value-type="float" office:value="48459472266975">
            <text:p>48459472266975</text:p>
          </table:table-cell>
          <table:table-cell table:formula="of:=[.V33]+[.U34]" office:value-type="float" office:value="125994627894135">
            <text:p>125994627894135</text:p>
          </table:table-cell>
          <table:table-cell table:formula="of:=[.W33]+[.V34]" office:value-type="float" office:value="317986441828055">
            <text:p>317986441828055</text:p>
          </table:table-cell>
          <table:table-cell table:formula="of:=[.X33]+[.W34]" office:value-type="float" office:value="780512175396135">
            <text:p>780512175396135</text:p>
          </table:table-cell>
          <table:table-cell table:formula="of:=[.Y33]+[.X34]" office:value-type="float" office:value="1.86644215855598E+015">
            <text:p>1866442158555980</text:p>
          </table:table-cell>
          <table:table-cell table:formula="of:=[.Z33]+[.Y34]" office:value-type="float" office:value="4.35503170329728E+015">
            <text:p>4355031703297280</text:p>
          </table:table-cell>
          <table:table-cell table:formula="of:=[.AA33]+[.Z34]" office:value-type="float" office:value="9.92947228351779E+015">
            <text:p>992947228351779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C35]*[.C36]/2" office:value-type="float" office:value="595">
            <text:p>595</text:p>
          </table:table-cell>
          <table:table-cell table:formula="of:=[.E34]+[.D35]" office:value-type="float" office:value="7140">
            <text:p>7140</text:p>
          </table:table-cell>
          <table:table-cell table:formula="of:=[.F34]+[.E35]" office:value-type="float" office:value="66045">
            <text:p>66045</text:p>
          </table:table-cell>
          <table:table-cell table:formula="of:=[.G34]+[.F35]" office:value-type="float" office:value="501942">
            <text:p>501942</text:p>
          </table:table-cell>
          <table:table-cell table:formula="of:=[.H34]+[.G35]" office:value-type="float" office:value="3262623">
            <text:p>3262623</text:p>
          </table:table-cell>
          <table:table-cell table:formula="of:=[.I34]+[.H35]" office:value-type="float" office:value="18643560">
            <text:p>18643560</text:p>
          </table:table-cell>
          <table:table-cell table:formula="of:=[.J34]+[.I35]" office:value-type="float" office:value="95548245">
            <text:p>95548245</text:p>
          </table:table-cell>
          <table:table-cell table:formula="of:=[.K34]+[.J35]" office:value-type="float" office:value="445891810">
            <text:p>445891810</text:p>
          </table:table-cell>
          <table:table-cell table:formula="of:=[.L34]+[.K35]" office:value-type="float" office:value="1917334783">
            <text:p>1917334783</text:p>
          </table:table-cell>
          <table:table-cell table:formula="of:=[.M34]+[.L35]" office:value-type="float" office:value="7669339132">
            <text:p>7669339132</text:p>
          </table:table-cell>
          <table:table-cell table:formula="of:=[.N34]+[.M35]" office:value-type="float" office:value="28760021745">
            <text:p>28760021745</text:p>
          </table:table-cell>
          <table:table-cell table:formula="of:=[.O34]+[.N35]" office:value-type="float" office:value="101766230790">
            <text:p>101766230790</text:p>
          </table:table-cell>
          <table:table-cell table:formula="of:=[.P34]+[.O35]" office:value-type="float" office:value="341643774795">
            <text:p>341643774795</text:p>
          </table:table-cell>
          <table:table-cell table:formula="of:=[.Q34]+[.P35]" office:value-type="float" office:value="1093260079344">
            <text:p>1093260079344</text:p>
          </table:table-cell>
          <table:table-cell table:formula="of:=[.R34]+[.Q35]" office:value-type="float" office:value="3348108992991">
            <text:p>3348108992991</text:p>
          </table:table-cell>
          <table:table-cell table:formula="of:=[.S34]+[.R35]" office:value-type="float" office:value="9847379391150">
            <text:p>9847379391150</text:p>
          </table:table-cell>
          <table:table-cell table:formula="of:=[.T34]+[.S35]" office:value-type="float" office:value="27900908274925">
            <text:p>27900908274925</text:p>
          </table:table-cell>
          <table:table-cell table:formula="of:=[.U34]+[.T35]" office:value-type="float" office:value="76360380541900">
            <text:p>76360380541900</text:p>
          </table:table-cell>
          <table:table-cell table:formula="of:=[.V34]+[.U35]" office:value-type="float" office:value="202355008436035">
            <text:p>202355008436035</text:p>
          </table:table-cell>
          <table:table-cell table:formula="of:=[.W34]+[.V35]" office:value-type="float" office:value="520341450264090">
            <text:p>520341450264090</text:p>
          </table:table-cell>
          <table:table-cell table:formula="of:=[.X34]+[.W35]" office:value-type="float" office:value="1.30085362566023E+015">
            <text:p>1300853625660230</text:p>
          </table:table-cell>
          <table:table-cell table:formula="of:=[.Y34]+[.X35]" office:value-type="float" office:value="3.1672957842162E+015">
            <text:p>3167295784216200</text:p>
          </table:table-cell>
          <table:table-cell table:formula="of:=[.Z34]+[.Y35]" office:value-type="float" office:value="7.52232748751348E+015">
            <text:p>7522327487513480</text:p>
          </table:table-cell>
          <table:table-cell table:formula="of:=[.AA34]+[.Z35]" office:value-type="float" office:value="1.74517997710313E+016">
            <text:p>174517997710313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[.C36]*[.C37]/2" office:value-type="float" office:value="630">
            <text:p>630</text:p>
          </table:table-cell>
          <table:table-cell table:formula="of:=[.E35]+[.D36]" office:value-type="float" office:value="7770">
            <text:p>7770</text:p>
          </table:table-cell>
          <table:table-cell table:formula="of:=[.F35]+[.E36]" office:value-type="float" office:value="73815">
            <text:p>73815</text:p>
          </table:table-cell>
          <table:table-cell table:formula="of:=[.G35]+[.F36]" office:value-type="float" office:value="575757">
            <text:p>575757</text:p>
          </table:table-cell>
          <table:table-cell table:formula="of:=[.H35]+[.G36]" office:value-type="float" office:value="3838380">
            <text:p>3838380</text:p>
          </table:table-cell>
          <table:table-cell table:formula="of:=[.I35]+[.H36]" office:value-type="float" office:value="22481940">
            <text:p>22481940</text:p>
          </table:table-cell>
          <table:table-cell table:formula="of:=[.J35]+[.I36]" office:value-type="float" office:value="118030185">
            <text:p>118030185</text:p>
          </table:table-cell>
          <table:table-cell table:formula="of:=[.K35]+[.J36]" office:value-type="float" office:value="563921995">
            <text:p>563921995</text:p>
          </table:table-cell>
          <table:table-cell table:formula="of:=[.L35]+[.K36]" office:value-type="float" office:value="2481256778">
            <text:p>2481256778</text:p>
          </table:table-cell>
          <table:table-cell table:formula="of:=[.M35]+[.L36]" office:value-type="float" office:value="10150595910">
            <text:p>10150595910</text:p>
          </table:table-cell>
          <table:table-cell table:formula="of:=[.N35]+[.M36]" office:value-type="float" office:value="38910617655">
            <text:p>38910617655</text:p>
          </table:table-cell>
          <table:table-cell table:formula="of:=[.O35]+[.N36]" office:value-type="float" office:value="140676848445">
            <text:p>140676848445</text:p>
          </table:table-cell>
          <table:table-cell table:formula="of:=[.P35]+[.O36]" office:value-type="float" office:value="482320623240">
            <text:p>482320623240</text:p>
          </table:table-cell>
          <table:table-cell table:formula="of:=[.Q35]+[.P36]" office:value-type="float" office:value="1575580702584">
            <text:p>1575580702584</text:p>
          </table:table-cell>
          <table:table-cell table:formula="of:=[.R35]+[.Q36]" office:value-type="float" office:value="4923689695575">
            <text:p>4923689695575</text:p>
          </table:table-cell>
          <table:table-cell table:formula="of:=[.S35]+[.R36]" office:value-type="float" office:value="14771069086725">
            <text:p>14771069086725</text:p>
          </table:table-cell>
          <table:table-cell table:formula="of:=[.T35]+[.S36]" office:value-type="float" office:value="42671977361650">
            <text:p>42671977361650</text:p>
          </table:table-cell>
          <table:table-cell table:formula="of:=[.U35]+[.T36]" office:value-type="float" office:value="119032357903550">
            <text:p>119032357903550</text:p>
          </table:table-cell>
          <table:table-cell table:formula="of:=[.V35]+[.U36]" office:value-type="float" office:value="321387366339585">
            <text:p>321387366339585</text:p>
          </table:table-cell>
          <table:table-cell table:formula="of:=[.W35]+[.V36]" office:value-type="float" office:value="841728816603675">
            <text:p>841728816603675</text:p>
          </table:table-cell>
          <table:table-cell table:formula="of:=[.X35]+[.W36]" office:value-type="float" office:value="2.1425824422639E+015">
            <text:p>2142582442263900</text:p>
          </table:table-cell>
          <table:table-cell table:formula="of:=[.Y35]+[.X36]" office:value-type="float" office:value="5.3098782264801E+015">
            <text:p>5309878226480100</text:p>
          </table:table-cell>
          <table:table-cell table:formula="of:=[.Z35]+[.Y36]" office:value-type="float" office:value="1.28322057139936E+016">
            <text:p>12832205713993600</text:p>
          </table:table-cell>
          <table:table-cell table:formula="of:=[.AA35]+[.Z36]" office:value-type="float" office:value="3.02840054850248E+016">
            <text:p>302840054850248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formula="of:=[.C37]*[.C38]/2" office:value-type="float" office:value="666">
            <text:p>666</text:p>
          </table:table-cell>
          <table:table-cell table:formula="of:=[.E36]+[.D37]" office:value-type="float" office:value="8436">
            <text:p>8436</text:p>
          </table:table-cell>
          <table:table-cell table:formula="of:=[.F36]+[.E37]" office:value-type="float" office:value="82251">
            <text:p>82251</text:p>
          </table:table-cell>
          <table:table-cell table:formula="of:=[.G36]+[.F37]" office:value-type="float" office:value="658008">
            <text:p>658008</text:p>
          </table:table-cell>
          <table:table-cell table:formula="of:=[.H36]+[.G37]" office:value-type="float" office:value="4496388">
            <text:p>4496388</text:p>
          </table:table-cell>
          <table:table-cell table:formula="of:=[.I36]+[.H37]" office:value-type="float" office:value="26978328">
            <text:p>26978328</text:p>
          </table:table-cell>
          <table:table-cell table:formula="of:=[.J36]+[.I37]" office:value-type="float" office:value="145008513">
            <text:p>145008513</text:p>
          </table:table-cell>
          <table:table-cell table:formula="of:=[.K36]+[.J37]" office:value-type="float" office:value="708930508">
            <text:p>708930508</text:p>
          </table:table-cell>
          <table:table-cell table:formula="of:=[.L36]+[.K37]" office:value-type="float" office:value="3190187286">
            <text:p>3190187286</text:p>
          </table:table-cell>
          <table:table-cell table:formula="of:=[.M36]+[.L37]" office:value-type="float" office:value="13340783196">
            <text:p>13340783196</text:p>
          </table:table-cell>
          <table:table-cell table:formula="of:=[.N36]+[.M37]" office:value-type="float" office:value="52251400851">
            <text:p>52251400851</text:p>
          </table:table-cell>
          <table:table-cell table:formula="of:=[.O36]+[.N37]" office:value-type="float" office:value="192928249296">
            <text:p>192928249296</text:p>
          </table:table-cell>
          <table:table-cell table:formula="of:=[.P36]+[.O37]" office:value-type="float" office:value="675248872536">
            <text:p>675248872536</text:p>
          </table:table-cell>
          <table:table-cell table:formula="of:=[.Q36]+[.P37]" office:value-type="float" office:value="2250829575120">
            <text:p>2250829575120</text:p>
          </table:table-cell>
          <table:table-cell table:formula="of:=[.R36]+[.Q37]" office:value-type="float" office:value="7174519270695">
            <text:p>7174519270695</text:p>
          </table:table-cell>
          <table:table-cell table:formula="of:=[.S36]+[.R37]" office:value-type="float" office:value="21945588357420">
            <text:p>21945588357420</text:p>
          </table:table-cell>
          <table:table-cell table:formula="of:=[.T36]+[.S37]" office:value-type="float" office:value="64617565719070">
            <text:p>64617565719070</text:p>
          </table:table-cell>
          <table:table-cell table:formula="of:=[.U36]+[.T37]" office:value-type="float" office:value="183649923622620">
            <text:p>183649923622620</text:p>
          </table:table-cell>
          <table:table-cell table:formula="of:=[.V36]+[.U37]" office:value-type="float" office:value="505037289962205">
            <text:p>505037289962205</text:p>
          </table:table-cell>
          <table:table-cell table:formula="of:=[.W36]+[.V37]" office:value-type="float" office:value="1.34676610656588E+015">
            <text:p>1346766106565880</text:p>
          </table:table-cell>
          <table:table-cell table:formula="of:=[.X36]+[.W37]" office:value-type="float" office:value="3.48934854882978E+015">
            <text:p>3489348548829780</text:p>
          </table:table-cell>
          <table:table-cell table:formula="of:=[.Y36]+[.X37]" office:value-type="float" office:value="8.79922677530988E+015">
            <text:p>8799226775309880</text:p>
          </table:table-cell>
          <table:table-cell table:formula="of:=[.Z36]+[.Y37]" office:value-type="float" office:value="2.16314324893035E+016">
            <text:p>21631432489303500</text:p>
          </table:table-cell>
          <table:table-cell table:formula="of:=[.AA36]+[.Z37]" office:value-type="float" office:value="5.19154379743283E+016">
            <text:p>519154379743283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formula="of:=[.C38]*[.C39]/2" office:value-type="float" office:value="703">
            <text:p>703</text:p>
          </table:table-cell>
          <table:table-cell table:formula="of:=[.E37]+[.D38]" office:value-type="float" office:value="9139">
            <text:p>9139</text:p>
          </table:table-cell>
          <table:table-cell table:formula="of:=[.F37]+[.E38]" office:value-type="float" office:value="91390">
            <text:p>91390</text:p>
          </table:table-cell>
          <table:table-cell table:formula="of:=[.G37]+[.F38]" office:value-type="float" office:value="749398">
            <text:p>749398</text:p>
          </table:table-cell>
          <table:table-cell table:formula="of:=[.H37]+[.G38]" office:value-type="float" office:value="5245786">
            <text:p>5245786</text:p>
          </table:table-cell>
          <table:table-cell table:formula="of:=[.I37]+[.H38]" office:value-type="float" office:value="32224114">
            <text:p>32224114</text:p>
          </table:table-cell>
          <table:table-cell table:formula="of:=[.J37]+[.I38]" office:value-type="float" office:value="177232627">
            <text:p>177232627</text:p>
          </table:table-cell>
          <table:table-cell table:formula="of:=[.K37]+[.J38]" office:value-type="float" office:value="886163135">
            <text:p>886163135</text:p>
          </table:table-cell>
          <table:table-cell table:formula="of:=[.L37]+[.K38]" office:value-type="float" office:value="4076350421">
            <text:p>4076350421</text:p>
          </table:table-cell>
          <table:table-cell table:formula="of:=[.M37]+[.L38]" office:value-type="float" office:value="17417133617">
            <text:p>17417133617</text:p>
          </table:table-cell>
          <table:table-cell table:formula="of:=[.N37]+[.M38]" office:value-type="float" office:value="69668534468">
            <text:p>69668534468</text:p>
          </table:table-cell>
          <table:table-cell table:formula="of:=[.O37]+[.N38]" office:value-type="float" office:value="262596783764">
            <text:p>262596783764</text:p>
          </table:table-cell>
          <table:table-cell table:formula="of:=[.P37]+[.O38]" office:value-type="float" office:value="937845656300">
            <text:p>937845656300</text:p>
          </table:table-cell>
          <table:table-cell table:formula="of:=[.Q37]+[.P38]" office:value-type="float" office:value="3188675231420">
            <text:p>3188675231420</text:p>
          </table:table-cell>
          <table:table-cell table:formula="of:=[.R37]+[.Q38]" office:value-type="float" office:value="10363194502115">
            <text:p>10363194502115</text:p>
          </table:table-cell>
          <table:table-cell table:formula="of:=[.S37]+[.R38]" office:value-type="float" office:value="32308782859535">
            <text:p>32308782859535</text:p>
          </table:table-cell>
          <table:table-cell table:formula="of:=[.T37]+[.S38]" office:value-type="float" office:value="96926348578605">
            <text:p>96926348578605</text:p>
          </table:table-cell>
          <table:table-cell table:formula="of:=[.U37]+[.T38]" office:value-type="float" office:value="280576272201225">
            <text:p>280576272201225</text:p>
          </table:table-cell>
          <table:table-cell table:formula="of:=[.V37]+[.U38]" office:value-type="float" office:value="785613562163430">
            <text:p>785613562163430</text:p>
          </table:table-cell>
          <table:table-cell table:formula="of:=[.W37]+[.V38]" office:value-type="float" office:value="2.13237966872931E+015">
            <text:p>2132379668729310</text:p>
          </table:table-cell>
          <table:table-cell table:formula="of:=[.X37]+[.W38]" office:value-type="float" office:value="5.62172821755909E+015">
            <text:p>5621728217559090</text:p>
          </table:table-cell>
          <table:table-cell table:formula="of:=[.Y37]+[.X38]" office:value-type="float" office:value="1.4420954992869E+016">
            <text:p>14420954992869000</text:p>
          </table:table-cell>
          <table:table-cell table:formula="of:=[.Z37]+[.Y38]" office:value-type="float" office:value="3.60523874821724E+016">
            <text:p>36052387482172400</text:p>
          </table:table-cell>
          <table:table-cell table:formula="of:=[.AA37]+[.Z38]" office:value-type="float" office:value="8.79678254565007E+016">
            <text:p>879678254565007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formula="of:=[.C39]*[.C40]/2" office:value-type="float" office:value="741">
            <text:p>741</text:p>
          </table:table-cell>
          <table:table-cell table:formula="of:=[.E38]+[.D39]" office:value-type="float" office:value="9880">
            <text:p>9880</text:p>
          </table:table-cell>
          <table:table-cell table:formula="of:=[.F38]+[.E39]" office:value-type="float" office:value="101270">
            <text:p>101270</text:p>
          </table:table-cell>
          <table:table-cell table:formula="of:=[.G38]+[.F39]" office:value-type="float" office:value="850668">
            <text:p>850668</text:p>
          </table:table-cell>
          <table:table-cell table:formula="of:=[.H38]+[.G39]" office:value-type="float" office:value="6096454">
            <text:p>6096454</text:p>
          </table:table-cell>
          <table:table-cell table:formula="of:=[.I38]+[.H39]" office:value-type="float" office:value="38320568">
            <text:p>38320568</text:p>
          </table:table-cell>
          <table:table-cell table:formula="of:=[.J38]+[.I39]" office:value-type="float" office:value="215553195">
            <text:p>215553195</text:p>
          </table:table-cell>
          <table:table-cell table:formula="of:=[.K38]+[.J39]" office:value-type="float" office:value="1101716330">
            <text:p>1101716330</text:p>
          </table:table-cell>
          <table:table-cell table:formula="of:=[.L38]+[.K39]" office:value-type="float" office:value="5178066751">
            <text:p>5178066751</text:p>
          </table:table-cell>
          <table:table-cell table:formula="of:=[.M38]+[.L39]" office:value-type="float" office:value="22595200368">
            <text:p>22595200368</text:p>
          </table:table-cell>
          <table:table-cell table:formula="of:=[.N38]+[.M39]" office:value-type="float" office:value="92263734836">
            <text:p>92263734836</text:p>
          </table:table-cell>
          <table:table-cell table:formula="of:=[.O38]+[.N39]" office:value-type="float" office:value="354860518600">
            <text:p>354860518600</text:p>
          </table:table-cell>
          <table:table-cell table:formula="of:=[.P38]+[.O39]" office:value-type="float" office:value="1292706174900">
            <text:p>1292706174900</text:p>
          </table:table-cell>
          <table:table-cell table:formula="of:=[.Q38]+[.P39]" office:value-type="float" office:value="4481381406320">
            <text:p>4481381406320</text:p>
          </table:table-cell>
          <table:table-cell table:formula="of:=[.R38]+[.Q39]" office:value-type="float" office:value="14844575908435">
            <text:p>14844575908435</text:p>
          </table:table-cell>
          <table:table-cell table:formula="of:=[.S38]+[.R39]" office:value-type="float" office:value="47153358767970">
            <text:p>47153358767970</text:p>
          </table:table-cell>
          <table:table-cell table:formula="of:=[.T38]+[.S39]" office:value-type="float" office:value="144079707346575">
            <text:p>144079707346575</text:p>
          </table:table-cell>
          <table:table-cell table:formula="of:=[.U38]+[.T39]" office:value-type="float" office:value="424655979547800">
            <text:p>424655979547800</text:p>
          </table:table-cell>
          <table:table-cell table:formula="of:=[.V38]+[.U39]" office:value-type="float" office:value="1.21026954171123E+015">
            <text:p>1210269541711230</text:p>
          </table:table-cell>
          <table:table-cell table:formula="of:=[.W38]+[.V39]" office:value-type="float" office:value="3.34264921044054E+015">
            <text:p>3342649210440540</text:p>
          </table:table-cell>
          <table:table-cell table:formula="of:=[.X38]+[.W39]" office:value-type="float" office:value="8.96437742799963E+015">
            <text:p>8964377427999630</text:p>
          </table:table-cell>
          <table:table-cell table:formula="of:=[.Y38]+[.X39]" office:value-type="float" office:value="2.33853324208686E+016">
            <text:p>23385332420868600</text:p>
          </table:table-cell>
          <table:table-cell table:formula="of:=[.Z38]+[.Y39]" office:value-type="float" office:value="5.9437719903041E+016">
            <text:p>59437719903041000</text:p>
          </table:table-cell>
          <table:table-cell table:formula="of:=[.AA38]+[.Z39]" office:value-type="float" office:value="1.47405545359542E+017">
            <text:p>1474055453595420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C40]*[.C41]/2" office:value-type="float" office:value="780">
            <text:p>780</text:p>
          </table:table-cell>
          <table:table-cell table:formula="of:=[.E39]+[.D40]" office:value-type="float" office:value="10660">
            <text:p>10660</text:p>
          </table:table-cell>
          <table:table-cell table:formula="of:=[.F39]+[.E40]" office:value-type="float" office:value="111930">
            <text:p>111930</text:p>
          </table:table-cell>
          <table:table-cell table:formula="of:=[.G39]+[.F40]" office:value-type="float" office:value="962598">
            <text:p>962598</text:p>
          </table:table-cell>
          <table:table-cell table:formula="of:=[.H39]+[.G40]" office:value-type="float" office:value="7059052">
            <text:p>7059052</text:p>
          </table:table-cell>
          <table:table-cell table:formula="of:=[.I39]+[.H40]" office:value-type="float" office:value="45379620">
            <text:p>45379620</text:p>
          </table:table-cell>
          <table:table-cell table:formula="of:=[.J39]+[.I40]" office:value-type="float" office:value="260932815">
            <text:p>260932815</text:p>
          </table:table-cell>
          <table:table-cell table:formula="of:=[.K39]+[.J40]" office:value-type="float" office:value="1362649145">
            <text:p>1362649145</text:p>
          </table:table-cell>
          <table:table-cell table:formula="of:=[.L39]+[.K40]" office:value-type="float" office:value="6540715896">
            <text:p>6540715896</text:p>
          </table:table-cell>
          <table:table-cell table:formula="of:=[.M39]+[.L40]" office:value-type="float" office:value="29135916264">
            <text:p>29135916264</text:p>
          </table:table-cell>
          <table:table-cell table:formula="of:=[.N39]+[.M40]" office:value-type="float" office:value="121399651100">
            <text:p>121399651100</text:p>
          </table:table-cell>
          <table:table-cell table:formula="of:=[.O39]+[.N40]" office:value-type="float" office:value="476260169700">
            <text:p>476260169700</text:p>
          </table:table-cell>
          <table:table-cell table:formula="of:=[.P39]+[.O40]" office:value-type="float" office:value="1768966344600">
            <text:p>1768966344600</text:p>
          </table:table-cell>
          <table:table-cell table:formula="of:=[.Q39]+[.P40]" office:value-type="float" office:value="6250347750920">
            <text:p>6250347750920</text:p>
          </table:table-cell>
          <table:table-cell table:formula="of:=[.R39]+[.Q40]" office:value-type="float" office:value="21094923659355">
            <text:p>21094923659355</text:p>
          </table:table-cell>
          <table:table-cell table:formula="of:=[.S39]+[.R40]" office:value-type="float" office:value="68248282427325">
            <text:p>68248282427325</text:p>
          </table:table-cell>
          <table:table-cell table:formula="of:=[.T39]+[.S40]" office:value-type="float" office:value="212327989773900">
            <text:p>212327989773900</text:p>
          </table:table-cell>
          <table:table-cell table:formula="of:=[.U39]+[.T40]" office:value-type="float" office:value="636983969321700">
            <text:p>636983969321700</text:p>
          </table:table-cell>
          <table:table-cell table:formula="of:=[.V39]+[.U40]" office:value-type="float" office:value="1.84725351103293E+015">
            <text:p>1847253511032930</text:p>
          </table:table-cell>
          <table:table-cell table:formula="of:=[.W39]+[.V40]" office:value-type="float" office:value="5.18990272147347E+015">
            <text:p>5189902721473470</text:p>
          </table:table-cell>
          <table:table-cell table:formula="of:=[.X39]+[.W40]" office:value-type="float" office:value="1.41542801494731E+016">
            <text:p>14154280149473100</text:p>
          </table:table-cell>
          <table:table-cell table:formula="of:=[.Y39]+[.X40]" office:value-type="float" office:value="3.75396125703417E+016">
            <text:p>37539612570341700</text:p>
          </table:table-cell>
          <table:table-cell table:formula="of:=[.Z39]+[.Y40]" office:value-type="float" office:value="9.69773324733827E+016">
            <text:p>96977332473382700</text:p>
          </table:table-cell>
          <table:table-cell table:formula="of:=[.AA39]+[.Z40]" office:value-type="float" office:value="2.44382877832924E+017">
            <text:p>2443828778329240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C41]*[.C42]/2" office:value-type="float" office:value="820">
            <text:p>820</text:p>
          </table:table-cell>
          <table:table-cell table:formula="of:=[.E40]+[.D41]" office:value-type="float" office:value="11480">
            <text:p>11480</text:p>
          </table:table-cell>
          <table:table-cell table:formula="of:=[.F40]+[.E41]" office:value-type="float" office:value="123410">
            <text:p>123410</text:p>
          </table:table-cell>
          <table:table-cell table:formula="of:=[.G40]+[.F41]" office:value-type="float" office:value="1086008">
            <text:p>1086008</text:p>
          </table:table-cell>
          <table:table-cell table:formula="of:=[.H40]+[.G41]" office:value-type="float" office:value="8145060">
            <text:p>8145060</text:p>
          </table:table-cell>
          <table:table-cell table:formula="of:=[.I40]+[.H41]" office:value-type="float" office:value="53524680">
            <text:p>53524680</text:p>
          </table:table-cell>
          <table:table-cell table:formula="of:=[.J40]+[.I41]" office:value-type="float" office:value="314457495">
            <text:p>314457495</text:p>
          </table:table-cell>
          <table:table-cell table:formula="of:=[.K40]+[.J41]" office:value-type="float" office:value="1677106640">
            <text:p>1677106640</text:p>
          </table:table-cell>
          <table:table-cell table:formula="of:=[.L40]+[.K41]" office:value-type="float" office:value="8217822536">
            <text:p>8217822536</text:p>
          </table:table-cell>
          <table:table-cell table:formula="of:=[.M40]+[.L41]" office:value-type="float" office:value="37353738800">
            <text:p>37353738800</text:p>
          </table:table-cell>
          <table:table-cell table:formula="of:=[.N40]+[.M41]" office:value-type="float" office:value="158753389900">
            <text:p>158753389900</text:p>
          </table:table-cell>
          <table:table-cell table:formula="of:=[.O40]+[.N41]" office:value-type="float" office:value="635013559600">
            <text:p>635013559600</text:p>
          </table:table-cell>
          <table:table-cell table:formula="of:=[.P40]+[.O41]" office:value-type="float" office:value="2403979904200">
            <text:p>2403979904200</text:p>
          </table:table-cell>
          <table:table-cell table:formula="of:=[.Q40]+[.P41]" office:value-type="float" office:value="8654327655120">
            <text:p>8654327655120</text:p>
          </table:table-cell>
          <table:table-cell table:formula="of:=[.R40]+[.Q41]" office:value-type="float" office:value="29749251314475">
            <text:p>29749251314475</text:p>
          </table:table-cell>
          <table:table-cell table:formula="of:=[.S40]+[.R41]" office:value-type="float" office:value="97997533741800">
            <text:p>97997533741800</text:p>
          </table:table-cell>
          <table:table-cell table:formula="of:=[.T40]+[.S41]" office:value-type="float" office:value="310325523515700">
            <text:p>310325523515700</text:p>
          </table:table-cell>
          <table:table-cell table:formula="of:=[.U40]+[.T41]" office:value-type="float" office:value="947309492837400">
            <text:p>947309492837400</text:p>
          </table:table-cell>
          <table:table-cell table:formula="of:=[.V40]+[.U41]" office:value-type="float" office:value="2.79456300387033E+015">
            <text:p>2794563003870330</text:p>
          </table:table-cell>
          <table:table-cell table:formula="of:=[.W40]+[.V41]" office:value-type="float" office:value="7.9844657253438E+015">
            <text:p>7984465725343800</text:p>
          </table:table-cell>
          <table:table-cell table:formula="of:=[.X40]+[.W41]" office:value-type="float" office:value="2.21387458748169E+016">
            <text:p>22138745874816900</text:p>
          </table:table-cell>
          <table:table-cell table:formula="of:=[.Y40]+[.X41]" office:value-type="float" office:value="5.96783584451586E+016">
            <text:p>59678358445158600</text:p>
          </table:table-cell>
          <table:table-cell table:formula="of:=[.Z40]+[.Y41]" office:value-type="float" office:value="1.56655690918541E+017">
            <text:p>156655690918541000</text:p>
          </table:table-cell>
          <table:table-cell table:formula="of:=[.AA40]+[.Z41]" office:value-type="float" office:value="4.01038568751466E+017">
            <text:p>401038568751466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formula="of:=[.C42]*[.C43]/2" office:value-type="float" office:value="861">
            <text:p>861</text:p>
          </table:table-cell>
          <table:table-cell table:formula="of:=[.E41]+[.D42]" office:value-type="float" office:value="12341">
            <text:p>12341</text:p>
          </table:table-cell>
          <table:table-cell table:formula="of:=[.F41]+[.E42]" office:value-type="float" office:value="135751">
            <text:p>135751</text:p>
          </table:table-cell>
          <table:table-cell table:formula="of:=[.G41]+[.F42]" office:value-type="float" office:value="1221759">
            <text:p>1221759</text:p>
          </table:table-cell>
          <table:table-cell table:formula="of:=[.H41]+[.G42]" office:value-type="float" office:value="9366819">
            <text:p>9366819</text:p>
          </table:table-cell>
          <table:table-cell table:formula="of:=[.I41]+[.H42]" office:value-type="float" office:value="62891499">
            <text:p>62891499</text:p>
          </table:table-cell>
          <table:table-cell table:formula="of:=[.J41]+[.I42]" office:value-type="float" office:value="377348994">
            <text:p>377348994</text:p>
          </table:table-cell>
          <table:table-cell table:formula="of:=[.K41]+[.J42]" office:value-type="float" office:value="2054455634">
            <text:p>2054455634</text:p>
          </table:table-cell>
          <table:table-cell table:formula="of:=[.L41]+[.K42]" office:value-type="float" office:value="10272278170">
            <text:p>10272278170</text:p>
          </table:table-cell>
          <table:table-cell table:formula="of:=[.M41]+[.L42]" office:value-type="float" office:value="47626016970">
            <text:p>47626016970</text:p>
          </table:table-cell>
          <table:table-cell table:formula="of:=[.N41]+[.M42]" office:value-type="float" office:value="206379406870">
            <text:p>206379406870</text:p>
          </table:table-cell>
          <table:table-cell table:formula="of:=[.O41]+[.N42]" office:value-type="float" office:value="841392966470">
            <text:p>841392966470</text:p>
          </table:table-cell>
          <table:table-cell table:formula="of:=[.P41]+[.O42]" office:value-type="float" office:value="3245372870670">
            <text:p>3245372870670</text:p>
          </table:table-cell>
          <table:table-cell table:formula="of:=[.Q41]+[.P42]" office:value-type="float" office:value="11899700525790">
            <text:p>11899700525790</text:p>
          </table:table-cell>
          <table:table-cell table:formula="of:=[.R41]+[.Q42]" office:value-type="float" office:value="41648951840265">
            <text:p>41648951840265</text:p>
          </table:table-cell>
          <table:table-cell table:formula="of:=[.S41]+[.R42]" office:value-type="float" office:value="139646485582065">
            <text:p>139646485582065</text:p>
          </table:table-cell>
          <table:table-cell table:formula="of:=[.T41]+[.S42]" office:value-type="float" office:value="449972009097765">
            <text:p>449972009097765</text:p>
          </table:table-cell>
          <table:table-cell table:formula="of:=[.U41]+[.T42]" office:value-type="float" office:value="1.39728150193517E+015">
            <text:p>1397281501935170</text:p>
          </table:table-cell>
          <table:table-cell table:formula="of:=[.V41]+[.U42]" office:value-type="float" office:value="4.1918445058055E+015">
            <text:p>4191844505805500</text:p>
          </table:table-cell>
          <table:table-cell table:formula="of:=[.W41]+[.V42]" office:value-type="float" office:value="1.21763102311493E+016">
            <text:p>12176310231149300</text:p>
          </table:table-cell>
          <table:table-cell table:formula="of:=[.X41]+[.W42]" office:value-type="float" office:value="3.43150561059662E+016">
            <text:p>34315056105966200</text:p>
          </table:table-cell>
          <table:table-cell table:formula="of:=[.Y41]+[.X42]" office:value-type="float" office:value="9.39934145511248E+016">
            <text:p>93993414551124800</text:p>
          </table:table-cell>
          <table:table-cell table:formula="of:=[.Z41]+[.Y42]" office:value-type="float" office:value="2.50649105469666E+017">
            <text:p>250649105469666000</text:p>
          </table:table-cell>
          <table:table-cell table:formula="of:=[.AA41]+[.Z42]" office:value-type="float" office:value="6.51687674221132E+017">
            <text:p>651687674221132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42">
            <text:p>42</text:p>
          </table:table-cell>
          <table:table-cell table:formula="of:=[.C43]*[.C44]/2" office:value-type="float" office:value="903">
            <text:p>903</text:p>
          </table:table-cell>
          <table:table-cell table:formula="of:=[.E42]+[.D43]" office:value-type="float" office:value="13244">
            <text:p>13244</text:p>
          </table:table-cell>
          <table:table-cell table:formula="of:=[.F42]+[.E43]" office:value-type="float" office:value="148995">
            <text:p>148995</text:p>
          </table:table-cell>
          <table:table-cell table:formula="of:=[.G42]+[.F43]" office:value-type="float" office:value="1370754">
            <text:p>1370754</text:p>
          </table:table-cell>
          <table:table-cell table:formula="of:=[.H42]+[.G43]" office:value-type="float" office:value="10737573">
            <text:p>10737573</text:p>
          </table:table-cell>
          <table:table-cell table:formula="of:=[.I42]+[.H43]" office:value-type="float" office:value="73629072">
            <text:p>73629072</text:p>
          </table:table-cell>
          <table:table-cell table:formula="of:=[.J42]+[.I43]" office:value-type="float" office:value="450978066">
            <text:p>450978066</text:p>
          </table:table-cell>
          <table:table-cell table:formula="of:=[.K42]+[.J43]" office:value-type="float" office:value="2505433700">
            <text:p>2505433700</text:p>
          </table:table-cell>
          <table:table-cell table:formula="of:=[.L42]+[.K43]" office:value-type="float" office:value="12777711870">
            <text:p>12777711870</text:p>
          </table:table-cell>
          <table:table-cell table:formula="of:=[.M42]+[.L43]" office:value-type="float" office:value="60403728840">
            <text:p>60403728840</text:p>
          </table:table-cell>
          <table:table-cell table:formula="of:=[.N42]+[.M43]" office:value-type="float" office:value="266783135710">
            <text:p>266783135710</text:p>
          </table:table-cell>
          <table:table-cell table:formula="of:=[.O42]+[.N43]" office:value-type="float" office:value="1108176102180">
            <text:p>1108176102180</text:p>
          </table:table-cell>
          <table:table-cell table:formula="of:=[.P42]+[.O43]" office:value-type="float" office:value="4353548972850">
            <text:p>4353548972850</text:p>
          </table:table-cell>
          <table:table-cell table:formula="of:=[.Q42]+[.P43]" office:value-type="float" office:value="16253249498640">
            <text:p>16253249498640</text:p>
          </table:table-cell>
          <table:table-cell table:formula="of:=[.R42]+[.Q43]" office:value-type="float" office:value="57902201338905">
            <text:p>57902201338905</text:p>
          </table:table-cell>
          <table:table-cell table:formula="of:=[.S42]+[.R43]" office:value-type="float" office:value="197548686920970">
            <text:p>197548686920970</text:p>
          </table:table-cell>
          <table:table-cell table:formula="of:=[.T42]+[.S43]" office:value-type="float" office:value="647520696018735">
            <text:p>647520696018735</text:p>
          </table:table-cell>
          <table:table-cell table:formula="of:=[.U42]+[.T43]" office:value-type="float" office:value="2.0448021979539E+015">
            <text:p>2044802197953900</text:p>
          </table:table-cell>
          <table:table-cell table:formula="of:=[.V42]+[.U43]" office:value-type="float" office:value="6.2366467037594E+015">
            <text:p>6236646703759400</text:p>
          </table:table-cell>
          <table:table-cell table:formula="of:=[.W42]+[.V43]" office:value-type="float" office:value="1.84129569349087E+016">
            <text:p>18412956934908700</text:p>
          </table:table-cell>
          <table:table-cell table:formula="of:=[.X42]+[.W43]" office:value-type="float" office:value="5.27280130408749E+016">
            <text:p>52728013040874900</text:p>
          </table:table-cell>
          <table:table-cell table:formula="of:=[.Y42]+[.X43]" office:value-type="float" office:value="1.46721427592E+017">
            <text:p>146721427592000000</text:p>
          </table:table-cell>
          <table:table-cell table:formula="of:=[.Z42]+[.Y43]" office:value-type="float" office:value="3.97370533061666E+017">
            <text:p>397370533061666000</text:p>
          </table:table-cell>
          <table:table-cell table:formula="of:=[.AA42]+[.Z43]" office:value-type="float" office:value="1.0490582072828E+018">
            <text:p>10490582072828000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43">
            <text:p>43</text:p>
          </table:table-cell>
          <table:table-cell table:formula="of:=[.C44]*[.C45]/2" office:value-type="float" office:value="946">
            <text:p>946</text:p>
          </table:table-cell>
          <table:table-cell table:formula="of:=[.E43]+[.D44]" office:value-type="float" office:value="14190">
            <text:p>14190</text:p>
          </table:table-cell>
          <table:table-cell table:formula="of:=[.F43]+[.E44]" office:value-type="float" office:value="163185">
            <text:p>163185</text:p>
          </table:table-cell>
          <table:table-cell table:formula="of:=[.G43]+[.F44]" office:value-type="float" office:value="1533939">
            <text:p>1533939</text:p>
          </table:table-cell>
          <table:table-cell table:formula="of:=[.H43]+[.G44]" office:value-type="float" office:value="12271512">
            <text:p>12271512</text:p>
          </table:table-cell>
          <table:table-cell table:formula="of:=[.I43]+[.H44]" office:value-type="float" office:value="85900584">
            <text:p>85900584</text:p>
          </table:table-cell>
          <table:table-cell table:formula="of:=[.J43]+[.I44]" office:value-type="float" office:value="536878650">
            <text:p>536878650</text:p>
          </table:table-cell>
          <table:table-cell table:formula="of:=[.K43]+[.J44]" office:value-type="float" office:value="3042312350">
            <text:p>3042312350</text:p>
          </table:table-cell>
          <table:table-cell table:formula="of:=[.L43]+[.K44]" office:value-type="float" office:value="15820024220">
            <text:p>15820024220</text:p>
          </table:table-cell>
          <table:table-cell table:formula="of:=[.M43]+[.L44]" office:value-type="float" office:value="76223753060">
            <text:p>76223753060</text:p>
          </table:table-cell>
          <table:table-cell table:formula="of:=[.N43]+[.M44]" office:value-type="float" office:value="343006888770">
            <text:p>343006888770</text:p>
          </table:table-cell>
          <table:table-cell table:formula="of:=[.O43]+[.N44]" office:value-type="float" office:value="1451182990950">
            <text:p>1451182990950</text:p>
          </table:table-cell>
          <table:table-cell table:formula="of:=[.P43]+[.O44]" office:value-type="float" office:value="5804731963800">
            <text:p>5804731963800</text:p>
          </table:table-cell>
          <table:table-cell table:formula="of:=[.Q43]+[.P44]" office:value-type="float" office:value="22057981462440">
            <text:p>22057981462440</text:p>
          </table:table-cell>
          <table:table-cell table:formula="of:=[.R43]+[.Q44]" office:value-type="float" office:value="79960182801345">
            <text:p>79960182801345</text:p>
          </table:table-cell>
          <table:table-cell table:formula="of:=[.S43]+[.R44]" office:value-type="float" office:value="277508869722315">
            <text:p>277508869722315</text:p>
          </table:table-cell>
          <table:table-cell table:formula="of:=[.T43]+[.S44]" office:value-type="float" office:value="925029565741050">
            <text:p>925029565741050</text:p>
          </table:table-cell>
          <table:table-cell table:formula="of:=[.U43]+[.T44]" office:value-type="float" office:value="2.96983176369495E+015">
            <text:p>2969831763694950</text:p>
          </table:table-cell>
          <table:table-cell table:formula="of:=[.V43]+[.U44]" office:value-type="float" office:value="9.20647846745434E+015">
            <text:p>9206478467454340</text:p>
          </table:table-cell>
          <table:table-cell table:formula="of:=[.W43]+[.V44]" office:value-type="float" office:value="2.7619435402363E+016">
            <text:p>27619435402363000</text:p>
          </table:table-cell>
          <table:table-cell table:formula="of:=[.X43]+[.W44]" office:value-type="float" office:value="8.03474484432379E+016">
            <text:p>80347448443237900</text:p>
          </table:table-cell>
          <table:table-cell table:formula="of:=[.Y43]+[.X44]" office:value-type="float" office:value="2.27068876035238E+017">
            <text:p>227068876035238000</text:p>
          </table:table-cell>
          <table:table-cell table:formula="of:=[.Z43]+[.Y44]" office:value-type="float" office:value="6.24439409096903E+017">
            <text:p>624439409096903000</text:p>
          </table:table-cell>
          <table:table-cell table:formula="of:=[.AA43]+[.Z44]" office:value-type="float" office:value="1.6734976163797E+018">
            <text:p>16734976163797000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float" office:value="44">
            <text:p>44</text:p>
          </table:table-cell>
          <table:table-cell table:formula="of:=[.C45]*[.C46]/2" office:value-type="float" office:value="990">
            <text:p>990</text:p>
          </table:table-cell>
          <table:table-cell table:formula="of:=[.E44]+[.D45]" office:value-type="float" office:value="15180">
            <text:p>15180</text:p>
          </table:table-cell>
          <table:table-cell table:formula="of:=[.F44]+[.E45]" office:value-type="float" office:value="178365">
            <text:p>178365</text:p>
          </table:table-cell>
          <table:table-cell table:formula="of:=[.G44]+[.F45]" office:value-type="float" office:value="1712304">
            <text:p>1712304</text:p>
          </table:table-cell>
          <table:table-cell table:formula="of:=[.H44]+[.G45]" office:value-type="float" office:value="13983816">
            <text:p>13983816</text:p>
          </table:table-cell>
          <table:table-cell table:formula="of:=[.I44]+[.H45]" office:value-type="float" office:value="99884400">
            <text:p>99884400</text:p>
          </table:table-cell>
          <table:table-cell table:formula="of:=[.J44]+[.I45]" office:value-type="float" office:value="636763050">
            <text:p>636763050</text:p>
          </table:table-cell>
          <table:table-cell table:formula="of:=[.K44]+[.J45]" office:value-type="float" office:value="3679075400">
            <text:p>3679075400</text:p>
          </table:table-cell>
          <table:table-cell table:formula="of:=[.L44]+[.K45]" office:value-type="float" office:value="19499099620">
            <text:p>19499099620</text:p>
          </table:table-cell>
          <table:table-cell table:formula="of:=[.M44]+[.L45]" office:value-type="float" office:value="95722852680">
            <text:p>95722852680</text:p>
          </table:table-cell>
          <table:table-cell table:formula="of:=[.N44]+[.M45]" office:value-type="float" office:value="438729741450">
            <text:p>438729741450</text:p>
          </table:table-cell>
          <table:table-cell table:formula="of:=[.O44]+[.N45]" office:value-type="float" office:value="1889912732400">
            <text:p>1889912732400</text:p>
          </table:table-cell>
          <table:table-cell table:formula="of:=[.P44]+[.O45]" office:value-type="float" office:value="7694644696200">
            <text:p>7694644696200</text:p>
          </table:table-cell>
          <table:table-cell table:formula="of:=[.Q44]+[.P45]" office:value-type="float" office:value="29752626158640">
            <text:p>29752626158640</text:p>
          </table:table-cell>
          <table:table-cell table:formula="of:=[.R44]+[.Q45]" office:value-type="float" office:value="109712808959985">
            <text:p>109712808959985</text:p>
          </table:table-cell>
          <table:table-cell table:formula="of:=[.S44]+[.R45]" office:value-type="float" office:value="387221678682300">
            <text:p>387221678682300</text:p>
          </table:table-cell>
          <table:table-cell table:formula="of:=[.T44]+[.S45]" office:value-type="float" office:value="1.31225124442335E+015">
            <text:p>1312251244423350</text:p>
          </table:table-cell>
          <table:table-cell table:formula="of:=[.U44]+[.T45]" office:value-type="float" office:value="4.2820830081183E+015">
            <text:p>4282083008118300</text:p>
          </table:table-cell>
          <table:table-cell table:formula="of:=[.V44]+[.U45]" office:value-type="float" office:value="1.34885614755726E+016">
            <text:p>13488561475572600</text:p>
          </table:table-cell>
          <table:table-cell table:formula="of:=[.W44]+[.V45]" office:value-type="float" office:value="4.11079968779357E+016">
            <text:p>41107996877935700</text:p>
          </table:table-cell>
          <table:table-cell table:formula="of:=[.X44]+[.W45]" office:value-type="float" office:value="1.21455445321174E+017">
            <text:p>121455445321174000</text:p>
          </table:table-cell>
          <table:table-cell table:formula="of:=[.Y44]+[.X45]" office:value-type="float" office:value="3.48524321356411E+017">
            <text:p>348524321356411000</text:p>
          </table:table-cell>
          <table:table-cell table:formula="of:=[.Z44]+[.Y45]" office:value-type="float" office:value="9.72963730453315E+017">
            <text:p>972963730453315000</text:p>
          </table:table-cell>
          <table:table-cell table:formula="of:=[.AA44]+[.Z45]" office:value-type="float" office:value="2.64646134683302E+018">
            <text:p>26464613468330200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float" office:value="45">
            <text:p>45</text:p>
          </table:table-cell>
          <table:table-cell table:formula="of:=[.C46]*[.C47]/2" office:value-type="float" office:value="1035">
            <text:p>1035</text:p>
          </table:table-cell>
          <table:table-cell table:formula="of:=[.E45]+[.D46]" office:value-type="float" office:value="16215">
            <text:p>16215</text:p>
          </table:table-cell>
          <table:table-cell table:formula="of:=[.F45]+[.E46]" office:value-type="float" office:value="194580">
            <text:p>194580</text:p>
          </table:table-cell>
          <table:table-cell table:formula="of:=[.G45]+[.F46]" office:value-type="float" office:value="1906884">
            <text:p>1906884</text:p>
          </table:table-cell>
          <table:table-cell table:formula="of:=[.H45]+[.G46]" office:value-type="float" office:value="15890700">
            <text:p>15890700</text:p>
          </table:table-cell>
          <table:table-cell table:formula="of:=[.I45]+[.H46]" office:value-type="float" office:value="115775100">
            <text:p>115775100</text:p>
          </table:table-cell>
          <table:table-cell table:formula="of:=[.J45]+[.I46]" office:value-type="float" office:value="752538150">
            <text:p>752538150</text:p>
          </table:table-cell>
          <table:table-cell table:formula="of:=[.K45]+[.J46]" office:value-type="float" office:value="4431613550">
            <text:p>4431613550</text:p>
          </table:table-cell>
          <table:table-cell table:formula="of:=[.L45]+[.K46]" office:value-type="float" office:value="23930713170">
            <text:p>23930713170</text:p>
          </table:table-cell>
          <table:table-cell table:formula="of:=[.M45]+[.L46]" office:value-type="float" office:value="119653565850">
            <text:p>119653565850</text:p>
          </table:table-cell>
          <table:table-cell table:formula="of:=[.N45]+[.M46]" office:value-type="float" office:value="558383307300">
            <text:p>558383307300</text:p>
          </table:table-cell>
          <table:table-cell table:formula="of:=[.O45]+[.N46]" office:value-type="float" office:value="2448296039700">
            <text:p>2448296039700</text:p>
          </table:table-cell>
          <table:table-cell table:formula="of:=[.P45]+[.O46]" office:value-type="float" office:value="10142940735900">
            <text:p>10142940735900</text:p>
          </table:table-cell>
          <table:table-cell table:formula="of:=[.Q45]+[.P46]" office:value-type="float" office:value="39895566894540">
            <text:p>39895566894540</text:p>
          </table:table-cell>
          <table:table-cell table:formula="of:=[.R45]+[.Q46]" office:value-type="float" office:value="149608375854525">
            <text:p>149608375854525</text:p>
          </table:table-cell>
          <table:table-cell table:formula="of:=[.S45]+[.R46]" office:value-type="float" office:value="536830054536825">
            <text:p>536830054536825</text:p>
          </table:table-cell>
          <table:table-cell table:formula="of:=[.T45]+[.S46]" office:value-type="float" office:value="1.84908129896018E+015">
            <text:p>1849081298960180</text:p>
          </table:table-cell>
          <table:table-cell table:formula="of:=[.U45]+[.T46]" office:value-type="float" office:value="6.13116430707848E+015">
            <text:p>6131164307078480</text:p>
          </table:table-cell>
          <table:table-cell table:formula="of:=[.V45]+[.U46]" office:value-type="float" office:value="1.96197257826511E+016">
            <text:p>19619725782651100</text:p>
          </table:table-cell>
          <table:table-cell table:formula="of:=[.W45]+[.V46]" office:value-type="float" office:value="6.07277226605868E+016">
            <text:p>60727722660586800</text:p>
          </table:table-cell>
          <table:table-cell table:formula="of:=[.X45]+[.W46]" office:value-type="float" office:value="1.8218316798176E+017">
            <text:p>182183167981760000</text:p>
          </table:table-cell>
          <table:table-cell table:formula="of:=[.Y45]+[.X46]" office:value-type="float" office:value="5.30707489338172E+017">
            <text:p>530707489338172000</text:p>
          </table:table-cell>
          <table:table-cell table:formula="of:=[.Z45]+[.Y46]" office:value-type="float" office:value="1.50367121979149E+018">
            <text:p>1503671219791490000</text:p>
          </table:table-cell>
          <table:table-cell table:formula="of:=[.AA45]+[.Z46]" office:value-type="float" office:value="4.1501325666245E+018">
            <text:p>4150132566624500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46">
            <text:p>46</text:p>
          </table:table-cell>
          <table:table-cell table:formula="of:=[.C47]*[.C48]/2" office:value-type="float" office:value="1081">
            <text:p>1081</text:p>
          </table:table-cell>
          <table:table-cell table:formula="of:=[.E46]+[.D47]" office:value-type="float" office:value="17296">
            <text:p>17296</text:p>
          </table:table-cell>
          <table:table-cell table:formula="of:=[.F46]+[.E47]" office:value-type="float" office:value="211876">
            <text:p>211876</text:p>
          </table:table-cell>
          <table:table-cell table:formula="of:=[.G46]+[.F47]" office:value-type="float" office:value="2118760">
            <text:p>2118760</text:p>
          </table:table-cell>
          <table:table-cell table:formula="of:=[.H46]+[.G47]" office:value-type="float" office:value="18009460">
            <text:p>18009460</text:p>
          </table:table-cell>
          <table:table-cell table:formula="of:=[.I46]+[.H47]" office:value-type="float" office:value="133784560">
            <text:p>133784560</text:p>
          </table:table-cell>
          <table:table-cell table:formula="of:=[.J46]+[.I47]" office:value-type="float" office:value="886322710">
            <text:p>886322710</text:p>
          </table:table-cell>
          <table:table-cell table:formula="of:=[.K46]+[.J47]" office:value-type="float" office:value="5317936260">
            <text:p>5317936260</text:p>
          </table:table-cell>
          <table:table-cell table:formula="of:=[.L46]+[.K47]" office:value-type="float" office:value="29248649430">
            <text:p>29248649430</text:p>
          </table:table-cell>
          <table:table-cell table:formula="of:=[.M46]+[.L47]" office:value-type="float" office:value="148902215280">
            <text:p>148902215280</text:p>
          </table:table-cell>
          <table:table-cell table:formula="of:=[.N46]+[.M47]" office:value-type="float" office:value="707285522580">
            <text:p>707285522580</text:p>
          </table:table-cell>
          <table:table-cell table:formula="of:=[.O46]+[.N47]" office:value-type="float" office:value="3155581562280">
            <text:p>3155581562280</text:p>
          </table:table-cell>
          <table:table-cell table:formula="of:=[.P46]+[.O47]" office:value-type="float" office:value="13298522298180">
            <text:p>13298522298180</text:p>
          </table:table-cell>
          <table:table-cell table:formula="of:=[.Q46]+[.P47]" office:value-type="float" office:value="53194089192720">
            <text:p>53194089192720</text:p>
          </table:table-cell>
          <table:table-cell table:formula="of:=[.R46]+[.Q47]" office:value-type="float" office:value="202802465047245">
            <text:p>202802465047245</text:p>
          </table:table-cell>
          <table:table-cell table:formula="of:=[.S46]+[.R47]" office:value-type="float" office:value="739632519584070">
            <text:p>739632519584070</text:p>
          </table:table-cell>
          <table:table-cell table:formula="of:=[.T46]+[.S47]" office:value-type="float" office:value="2.58871381854424E+015">
            <text:p>2588713818544240</text:p>
          </table:table-cell>
          <table:table-cell table:formula="of:=[.U46]+[.T47]" office:value-type="float" office:value="8.71987812562272E+015">
            <text:p>8719878125622720</text:p>
          </table:table-cell>
          <table:table-cell table:formula="of:=[.V46]+[.U47]" office:value-type="float" office:value="2.83396039082738E+016">
            <text:p>28339603908273800</text:p>
          </table:table-cell>
          <table:table-cell table:formula="of:=[.W46]+[.V47]" office:value-type="float" office:value="8.90673265688606E+016">
            <text:p>89067326568860600</text:p>
          </table:table-cell>
          <table:table-cell table:formula="of:=[.X46]+[.W47]" office:value-type="float" office:value="2.71250494550621E+017">
            <text:p>271250494550621000</text:p>
          </table:table-cell>
          <table:table-cell table:formula="of:=[.Y46]+[.X47]" office:value-type="float" office:value="8.01957983888793E+017">
            <text:p>801957983888793000</text:p>
          </table:table-cell>
          <table:table-cell table:formula="of:=[.Z46]+[.Y47]" office:value-type="float" office:value="2.30562920368028E+018">
            <text:p>2305629203680280000</text:p>
          </table:table-cell>
          <table:table-cell table:formula="of:=[.AA46]+[.Z47]" office:value-type="float" office:value="6.45576177030478E+018">
            <text:p>64557617703047800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47">
            <text:p>47</text:p>
          </table:table-cell>
          <table:table-cell table:formula="of:=[.C48]*[.C49]/2" office:value-type="float" office:value="1128">
            <text:p>1128</text:p>
          </table:table-cell>
          <table:table-cell table:formula="of:=[.E47]+[.D48]" office:value-type="float" office:value="18424">
            <text:p>18424</text:p>
          </table:table-cell>
          <table:table-cell table:formula="of:=[.F47]+[.E48]" office:value-type="float" office:value="230300">
            <text:p>230300</text:p>
          </table:table-cell>
          <table:table-cell table:formula="of:=[.G47]+[.F48]" office:value-type="float" office:value="2349060">
            <text:p>2349060</text:p>
          </table:table-cell>
          <table:table-cell table:formula="of:=[.H47]+[.G48]" office:value-type="float" office:value="20358520">
            <text:p>20358520</text:p>
          </table:table-cell>
          <table:table-cell table:formula="of:=[.I47]+[.H48]" office:value-type="float" office:value="154143080">
            <text:p>154143080</text:p>
          </table:table-cell>
          <table:table-cell table:formula="of:=[.J47]+[.I48]" office:value-type="float" office:value="1040465790">
            <text:p>1040465790</text:p>
          </table:table-cell>
          <table:table-cell table:formula="of:=[.K47]+[.J48]" office:value-type="float" office:value="6358402050">
            <text:p>6358402050</text:p>
          </table:table-cell>
          <table:table-cell table:formula="of:=[.L47]+[.K48]" office:value-type="float" office:value="35607051480">
            <text:p>35607051480</text:p>
          </table:table-cell>
          <table:table-cell table:formula="of:=[.M47]+[.L48]" office:value-type="float" office:value="184509266760">
            <text:p>184509266760</text:p>
          </table:table-cell>
          <table:table-cell table:formula="of:=[.N47]+[.M48]" office:value-type="float" office:value="891794789340">
            <text:p>891794789340</text:p>
          </table:table-cell>
          <table:table-cell table:formula="of:=[.O47]+[.N48]" office:value-type="float" office:value="4047376351620">
            <text:p>4047376351620</text:p>
          </table:table-cell>
          <table:table-cell table:formula="of:=[.P47]+[.O48]" office:value-type="float" office:value="17345898649800">
            <text:p>17345898649800</text:p>
          </table:table-cell>
          <table:table-cell table:formula="of:=[.Q47]+[.P48]" office:value-type="float" office:value="70539987842520">
            <text:p>70539987842520</text:p>
          </table:table-cell>
          <table:table-cell table:formula="of:=[.R47]+[.Q48]" office:value-type="float" office:value="273342452889765">
            <text:p>273342452889765</text:p>
          </table:table-cell>
          <table:table-cell table:formula="of:=[.S47]+[.R48]" office:value-type="float" office:value="1.01297497247384E+015">
            <text:p>1012974972473840</text:p>
          </table:table-cell>
          <table:table-cell table:formula="of:=[.T47]+[.S48]" office:value-type="float" office:value="3.60168879101808E+015">
            <text:p>3601688791018080</text:p>
          </table:table-cell>
          <table:table-cell table:formula="of:=[.U47]+[.T48]" office:value-type="float" office:value="1.23215669166408E+016">
            <text:p>12321566916640800</text:p>
          </table:table-cell>
          <table:table-cell table:formula="of:=[.V47]+[.U48]" office:value-type="float" office:value="4.06611708249146E+016">
            <text:p>40661170824914600</text:p>
          </table:table-cell>
          <table:table-cell table:formula="of:=[.W47]+[.V48]" office:value-type="float" office:value="1.29728497393775E+017">
            <text:p>129728497393775000</text:p>
          </table:table-cell>
          <table:table-cell table:formula="of:=[.X47]+[.W48]" office:value-type="float" office:value="4.00978991944396E+017">
            <text:p>400978991944396000</text:p>
          </table:table-cell>
          <table:table-cell table:formula="of:=[.Y47]+[.X48]" office:value-type="float" office:value="1.20293697583319E+018">
            <text:p>1202936975833190000</text:p>
          </table:table-cell>
          <table:table-cell table:formula="of:=[.Z47]+[.Y48]" office:value-type="float" office:value="3.50856617951347E+018">
            <text:p>3508566179513470000</text:p>
          </table:table-cell>
          <table:table-cell table:formula="of:=[.AA47]+[.Z48]" office:value-type="float" office:value="9.96432794981825E+018">
            <text:p>99643279498182500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48">
            <text:p>48</text:p>
          </table:table-cell>
          <table:table-cell table:formula="of:=[.C49]*[.C50]/2" office:value-type="float" office:value="1176">
            <text:p>1176</text:p>
          </table:table-cell>
          <table:table-cell table:formula="of:=[.E48]+[.D49]" office:value-type="float" office:value="19600">
            <text:p>19600</text:p>
          </table:table-cell>
          <table:table-cell table:formula="of:=[.F48]+[.E49]" office:value-type="float" office:value="249900">
            <text:p>249900</text:p>
          </table:table-cell>
          <table:table-cell table:formula="of:=[.G48]+[.F49]" office:value-type="float" office:value="2598960">
            <text:p>2598960</text:p>
          </table:table-cell>
          <table:table-cell table:formula="of:=[.H48]+[.G49]" office:value-type="float" office:value="22957480">
            <text:p>22957480</text:p>
          </table:table-cell>
          <table:table-cell table:formula="of:=[.I48]+[.H49]" office:value-type="float" office:value="177100560">
            <text:p>177100560</text:p>
          </table:table-cell>
          <table:table-cell table:formula="of:=[.J48]+[.I49]" office:value-type="float" office:value="1217566350">
            <text:p>1217566350</text:p>
          </table:table-cell>
          <table:table-cell table:formula="of:=[.K48]+[.J49]" office:value-type="float" office:value="7575968400">
            <text:p>7575968400</text:p>
          </table:table-cell>
          <table:table-cell table:formula="of:=[.L48]+[.K49]" office:value-type="float" office:value="43183019880">
            <text:p>43183019880</text:p>
          </table:table-cell>
          <table:table-cell table:formula="of:=[.M48]+[.L49]" office:value-type="float" office:value="227692286640">
            <text:p>227692286640</text:p>
          </table:table-cell>
          <table:table-cell table:formula="of:=[.N48]+[.M49]" office:value-type="float" office:value="1119487075980">
            <text:p>1119487075980</text:p>
          </table:table-cell>
          <table:table-cell table:formula="of:=[.O48]+[.N49]" office:value-type="float" office:value="5166863427600">
            <text:p>5166863427600</text:p>
          </table:table-cell>
          <table:table-cell table:formula="of:=[.P48]+[.O49]" office:value-type="float" office:value="22512762077400">
            <text:p>22512762077400</text:p>
          </table:table-cell>
          <table:table-cell table:formula="of:=[.Q48]+[.P49]" office:value-type="float" office:value="93052749919920">
            <text:p>93052749919920</text:p>
          </table:table-cell>
          <table:table-cell table:formula="of:=[.R48]+[.Q49]" office:value-type="float" office:value="366395202809685">
            <text:p>366395202809685</text:p>
          </table:table-cell>
          <table:table-cell table:formula="of:=[.S48]+[.R49]" office:value-type="float" office:value="1.37937017528352E+015">
            <text:p>1379370175283520</text:p>
          </table:table-cell>
          <table:table-cell table:formula="of:=[.T48]+[.S49]" office:value-type="float" office:value="4.9810589663016E+015">
            <text:p>4981058966301600</text:p>
          </table:table-cell>
          <table:table-cell table:formula="of:=[.U48]+[.T49]" office:value-type="float" office:value="1.73026258829424E+016">
            <text:p>17302625882942400</text:p>
          </table:table-cell>
          <table:table-cell table:formula="of:=[.V48]+[.U49]" office:value-type="float" office:value="5.7963796707857E+016">
            <text:p>57963796707857000</text:p>
          </table:table-cell>
          <table:table-cell table:formula="of:=[.W48]+[.V49]" office:value-type="float" office:value="1.87692294101632E+017">
            <text:p>187692294101632000</text:p>
          </table:table-cell>
          <table:table-cell table:formula="of:=[.X48]+[.W49]" office:value-type="float" office:value="5.88671286046029E+017">
            <text:p>588671286046029000</text:p>
          </table:table-cell>
          <table:table-cell table:formula="of:=[.Y48]+[.X49]" office:value-type="float" office:value="1.79160826187922E+018">
            <text:p>1791608261879220000</text:p>
          </table:table-cell>
          <table:table-cell table:formula="of:=[.Z48]+[.Y49]" office:value-type="float" office:value="5.30017444139269E+018">
            <text:p>5300174441392690000</text:p>
          </table:table-cell>
          <table:table-cell table:formula="of:=[.AA48]+[.Z49]" office:value-type="float" office:value="1.52645023912109E+019">
            <text:p>152645023912109000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float" office:value="49">
            <text:p>49</text:p>
          </table:table-cell>
          <table:table-cell table:formula="of:=[.C50]*[.C51]/2" office:value-type="float" office:value="1225">
            <text:p>1225</text:p>
          </table:table-cell>
          <table:table-cell table:formula="of:=[.E49]+[.D50]" office:value-type="float" office:value="20825">
            <text:p>20825</text:p>
          </table:table-cell>
          <table:table-cell table:formula="of:=[.F49]+[.E50]" office:value-type="float" office:value="270725">
            <text:p>270725</text:p>
          </table:table-cell>
          <table:table-cell table:formula="of:=[.G49]+[.F50]" office:value-type="float" office:value="2869685">
            <text:p>2869685</text:p>
          </table:table-cell>
          <table:table-cell table:formula="of:=[.H49]+[.G50]" office:value-type="float" office:value="25827165">
            <text:p>25827165</text:p>
          </table:table-cell>
          <table:table-cell table:formula="of:=[.I49]+[.H50]" office:value-type="float" office:value="202927725">
            <text:p>202927725</text:p>
          </table:table-cell>
          <table:table-cell table:formula="of:=[.J49]+[.I50]" office:value-type="float" office:value="1420494075">
            <text:p>1420494075</text:p>
          </table:table-cell>
          <table:table-cell table:formula="of:=[.K49]+[.J50]" office:value-type="float" office:value="8996462475">
            <text:p>8996462475</text:p>
          </table:table-cell>
          <table:table-cell table:formula="of:=[.L49]+[.K50]" office:value-type="float" office:value="52179482355">
            <text:p>52179482355</text:p>
          </table:table-cell>
          <table:table-cell table:formula="of:=[.M49]+[.L50]" office:value-type="float" office:value="279871768995">
            <text:p>279871768995</text:p>
          </table:table-cell>
          <table:table-cell table:formula="of:=[.N49]+[.M50]" office:value-type="float" office:value="1399358844975">
            <text:p>1399358844975</text:p>
          </table:table-cell>
          <table:table-cell table:formula="of:=[.O49]+[.N50]" office:value-type="float" office:value="6566222272575">
            <text:p>6566222272575</text:p>
          </table:table-cell>
          <table:table-cell table:formula="of:=[.P49]+[.O50]" office:value-type="float" office:value="29078984349975">
            <text:p>29078984349975</text:p>
          </table:table-cell>
          <table:table-cell table:formula="of:=[.Q49]+[.P50]" office:value-type="float" office:value="122131734269895">
            <text:p>122131734269895</text:p>
          </table:table-cell>
          <table:table-cell table:formula="of:=[.R49]+[.Q50]" office:value-type="float" office:value="488526937079580">
            <text:p>488526937079580</text:p>
          </table:table-cell>
          <table:table-cell table:formula="of:=[.S49]+[.R50]" office:value-type="float" office:value="1.8678971123631E+015">
            <text:p>1867897112363100</text:p>
          </table:table-cell>
          <table:table-cell table:formula="of:=[.T49]+[.S50]" office:value-type="float" office:value="6.8489560786647E+015">
            <text:p>6848956078664700</text:p>
          </table:table-cell>
          <table:table-cell table:formula="of:=[.U49]+[.T50]" office:value-type="float" office:value="2.41515819616071E+016">
            <text:p>24151581961607100</text:p>
          </table:table-cell>
          <table:table-cell table:formula="of:=[.V49]+[.U50]" office:value-type="float" office:value="8.21153786694642E+016">
            <text:p>82115378669464200</text:p>
          </table:table-cell>
          <table:table-cell table:formula="of:=[.W49]+[.V50]" office:value-type="float" office:value="2.69807672771096E+017">
            <text:p>269807672771096000</text:p>
          </table:table-cell>
          <table:table-cell table:formula="of:=[.X49]+[.W50]" office:value-type="float" office:value="8.58478958817125E+017">
            <text:p>858478958817125000</text:p>
          </table:table-cell>
          <table:table-cell table:formula="of:=[.Y49]+[.X50]" office:value-type="float" office:value="2.65008722069634E+018">
            <text:p>2650087220696340000</text:p>
          </table:table-cell>
          <table:table-cell table:formula="of:=[.Z49]+[.Y50]" office:value-type="float" office:value="7.95026166208903E+018">
            <text:p>7950261662089030000</text:p>
          </table:table-cell>
          <table:table-cell table:formula="of:=[.AA49]+[.Z50]" office:value-type="float" office:value="2.32147640533E+019">
            <text:p>23214764053300000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50">
            <text:p>50</text:p>
          </table:table-cell>
          <table:table-cell table:number-columns-repeated="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2/20/2016</text:date>, <text:time>01:0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shine O'Young</meta:initial-creator>
    <meta:creation-date>2016-02-19T17:36:35.53</meta:creation-date>
    <dc:date>2016-02-20T01:00:01.73</dc:date>
    <dc:creator>Keshine O'Young</dc:creator>
    <meta:editing-duration>PT7H23M27S</meta:editing-duration>
    <meta:editing-cycles>2</meta:editing-cycles>
    <meta:generator>OpenOffice/4.0.0$Win32 OpenOffice.org_project/400m3$Build-9702</meta:generator>
    <meta:document-statistic meta:table-count="3" meta:cell-count="1030" meta:object-count="0"/>
  </office:meta>
</office:document-meta>
</file>